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127.59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cee0e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4899" calcext:value-type="float">
            <text:p>489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FREAK</text:p>
          </table:table-cell>
          <table:table-cell office:value-type="float" office:value="0.030015" calcext:value-type="float">
            <text:p>0.030015</text:p>
          </table:table-cell>
          <table:table-cell office:value-type="float" office:value="150" calcext:value-type="float">
            <text:p>150</text:p>
          </table:table-cell>
          <table:table-cell office:value-type="float" office:value="0.001579" calcext:value-type="float">
            <text:p>0.00157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4899" calcext:value-type="float">
            <text:p>489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IFT</text:p>
          </table:table-cell>
          <table:table-cell office:value-type="float" office:value="0.020685" calcext:value-type="float">
            <text:p>0.020685</text:p>
          </table:table-cell>
          <table:table-cell office:value-type="float" office:value="277" calcext:value-type="float">
            <text:p>277</text:p>
          </table:table-cell>
          <table:table-cell office:value-type="float" office:value="0.000987" calcext:value-type="float">
            <text:p>0.000987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4863" calcext:value-type="float">
            <text:p>486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REAK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178" calcext:value-type="float">
            <text:p>178</text:p>
          </table:table-cell>
          <table:table-cell office:value-type="float" office:value="0.001253" calcext:value-type="float">
            <text:p>0.00125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4856" calcext:value-type="float">
            <text:p>485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SIFT</text:p>
          </table:table-cell>
          <table:table-cell office:value-type="float" office:value="0.022133" calcext:value-type="float">
            <text:p>0.022133</text:p>
          </table:table-cell>
          <table:table-cell office:value-type="float" office:value="302" calcext:value-type="float">
            <text:p>302</text:p>
          </table:table-cell>
          <table:table-cell office:value-type="float" office:value="0.003996" calcext:value-type="float">
            <text:p>0.00399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4868" calcext:value-type="float">
            <text:p>486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REAK</text:p>
          </table:table-cell>
          <table:table-cell office:value-type="float" office:value="0.029887" calcext:value-type="float">
            <text:p>0.029887</text:p>
          </table:table-cell>
          <table:table-cell office:value-type="float" office:value="191" calcext:value-type="float">
            <text:p>191</text:p>
          </table:table-cell>
          <table:table-cell office:value-type="float" office:value="0.001297" calcext:value-type="float">
            <text:p>0.001297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float" office:value="0.001807" calcext:value-type="float">
            <text:p>0.001807</text:p>
          </table:table-cell>
          <table:table-cell table:style-name="ce1" office:value-type="float" office:value="4856" calcext:value-type="float">
            <text:p>4856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float" office:value="0.001231" calcext:value-type="float">
            <text:p>0.001231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0.00086" calcext:value-type="float">
            <text:p>0.00086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float" office:value="0.001815" calcext:value-type="float">
            <text:p>0.001815</text:p>
          </table:table-cell>
          <table:table-cell table:style-name="ce1" office:value-type="float" office:value="4996" calcext:value-type="float">
            <text:p>4996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float" office:value="0.029786" calcext:value-type="float">
            <text:p>0.02978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0.001355" calcext:value-type="float">
            <text:p>0.001355</text:p>
          </table:table-cell>
          <table:table-cell table:style-name="ce1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4840" calcext:value-type="float">
            <text:p>484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IFT</text:p>
          </table:table-cell>
          <table:table-cell office:value-type="float" office:value="0.020131" calcext:value-type="float">
            <text:p>0.020131</text:p>
          </table:table-cell>
          <table:table-cell office:value-type="float" office:value="290" calcext:value-type="float">
            <text:p>290</text:p>
          </table:table-cell>
          <table:table-cell office:value-type="float" office:value="0.000829" calcext:value-type="float">
            <text:p>0.00082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4997" calcext:value-type="float">
            <text:p>499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REAK</text:p>
          </table:table-cell>
          <table:table-cell office:value-type="float" office:value="0.030096" calcext:value-type="float">
            <text:p>0.030096</text:p>
          </table:table-cell>
          <table:table-cell office:value-type="float" office:value="165" calcext:value-type="float">
            <text:p>165</text:p>
          </table:table-cell>
          <table:table-cell office:value-type="float" office:value="0.001353" calcext:value-type="float">
            <text:p>0.00135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4863" calcext:value-type="float">
            <text:p>486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IFT</text:p>
          </table:table-cell>
          <table:table-cell office:value-type="float" office:value="0.022423" calcext:value-type="float">
            <text:p>0.022423</text:p>
          </table:table-cell>
          <table:table-cell office:value-type="float" office:value="316" calcext:value-type="float">
            <text:p>316</text:p>
          </table:table-cell>
          <table:table-cell office:value-type="float" office:value="0.000963" calcext:value-type="float">
            <text:p>0.00096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4868" calcext:value-type="float">
            <text:p>486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IFT</text:p>
          </table:table-cell>
          <table:table-cell office:value-type="float" office:value="0.021636" calcext:value-type="float">
            <text:p>0.021636</text:p>
          </table:table-cell>
          <table:table-cell office:value-type="float" office:value="306" calcext:value-type="float">
            <text:p>306</text:p>
          </table:table-cell>
          <table:table-cell office:value-type="float" office:value="0.000888" calcext:value-type="float">
            <text:p>0.00088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4952" calcext:value-type="float">
            <text:p>495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FREAK</text:p>
          </table:table-cell>
          <table:table-cell office:value-type="float" office:value="0.031677" calcext:value-type="float">
            <text:p>0.031677</text:p>
          </table:table-cell>
          <table:table-cell office:value-type="float" office:value="176" calcext:value-type="float">
            <text:p>176</text:p>
          </table:table-cell>
          <table:table-cell office:value-type="float" office:value="0.001633" calcext:value-type="float">
            <text:p>0.001633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0.001877" calcext:value-type="float">
            <text:p>0.001877</text:p>
          </table:table-cell>
          <table:table-cell table:style-name="ce2" office:value-type="float" office:value="4840" calcext:value-type="float">
            <text:p>4840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float" office:value="0.029399" calcext:value-type="float">
            <text:p>0.02939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0.001277" calcext:value-type="float">
            <text:p>0.001277</text:p>
          </table:table-cell>
          <table:table-cell table:style-name="ce2"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0.001882" calcext:value-type="float">
            <text:p>0.001882</text:p>
          </table:table-cell>
          <table:table-cell office:value-type="float" office:value="4899" calcext:value-type="float">
            <text:p>489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RIEF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215" calcext:value-type="float">
            <text:p>215</text:p>
          </table:table-cell>
          <table:table-cell office:value-type="float" office:value="0.001468" calcext:value-type="float">
            <text:p>0.001468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float" office:value="0.001882" calcext:value-type="float">
            <text:p>0.001882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float" office:value="0.001425" calcext:value-type="float">
            <text:p>0.001425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0.00086" calcext:value-type="float">
            <text:p>0.00086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5063" calcext:value-type="float">
            <text:p>506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IFT</text:p>
          </table:table-cell>
          <table:table-cell office:value-type="float" office:value="0.022282" calcext:value-type="float">
            <text:p>0.02228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0.001904" calcext:value-type="float">
            <text:p>0.001904</text:p>
          </table:table-cell>
          <table:table-cell office:value-type="float" office:value="5063" calcext:value-type="float">
            <text:p>506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REAK</text:p>
          </table:table-cell>
          <table:table-cell office:value-type="float" office:value="0.031547" calcext:value-type="float">
            <text:p>0.03154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0.001919" calcext:value-type="float">
            <text:p>0.001919</text:p>
          </table:table-cell>
          <table:table-cell office:value-type="float" office:value="4996" calcext:value-type="float">
            <text:p>499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IFT</text:p>
          </table:table-cell>
          <table:table-cell office:value-type="float" office:value="0.020378" calcext:value-type="float">
            <text:p>0.020378</text:p>
          </table:table-cell>
          <table:table-cell office:value-type="float" office:value="295" calcext:value-type="float">
            <text:p>295</text:p>
          </table:table-cell>
          <table:table-cell office:value-type="float" office:value="0.000856" calcext:value-type="float">
            <text:p>0.00085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4997" calcext:value-type="float">
            <text:p>499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IFT</text:p>
          </table:table-cell>
          <table:table-cell office:value-type="float" office:value="0.021489" calcext:value-type="float">
            <text:p>0.021489</text:p>
          </table:table-cell>
          <table:table-cell office:value-type="float" office:value="297" calcext:value-type="float">
            <text:p>297</text:p>
          </table:table-cell>
          <table:table-cell office:value-type="float" office:value="0.002153" calcext:value-type="float">
            <text:p>0.00215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4870" calcext:value-type="float">
            <text:p>48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REAK</text:p>
          </table:table-cell>
          <table:table-cell office:value-type="float" office:value="0.029923" calcext:value-type="float">
            <text:p>0.029923</text:p>
          </table:table-cell>
          <table:table-cell office:value-type="float" office:value="172" calcext:value-type="float">
            <text:p>172</text:p>
          </table:table-cell>
          <table:table-cell office:value-type="float" office:value="0.001422" calcext:value-type="float">
            <text:p>0.00142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0.001942" calcext:value-type="float">
            <text:p>0.001942</text:p>
          </table:table-cell>
          <table:table-cell office:value-type="float" office:value="4856" calcext:value-type="float">
            <text:p>485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REAK</text:p>
          </table:table-cell>
          <table:table-cell office:value-type="float" office:value="0.030839" calcext:value-type="float">
            <text:p>0.030839</text:p>
          </table:table-cell>
          <table:table-cell office:value-type="float" office:value="176" calcext:value-type="float">
            <text:p>176</text:p>
          </table:table-cell>
          <table:table-cell office:value-type="float" office:value="0.001505" calcext:value-type="float">
            <text:p>0.00150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4856" calcext:value-type="float">
            <text:p>485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ORB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221" calcext:value-type="float">
            <text:p>221</text:p>
          </table:table-cell>
          <table:table-cell office:value-type="float" office:value="0.001103" calcext:value-type="float">
            <text:p>0.00110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4870" calcext:value-type="float">
            <text:p>48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RIEF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235" calcext:value-type="float">
            <text:p>235</text:p>
          </table:table-cell>
          <table:table-cell office:value-type="float" office:value="0.001084" calcext:value-type="float">
            <text:p>0.00108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4870" calcext:value-type="float">
            <text:p>48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ORB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225" calcext:value-type="float">
            <text:p>225</text:p>
          </table:table-cell>
          <table:table-cell office:value-type="float" office:value="0.000949" calcext:value-type="float">
            <text:p>0.00094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4996" calcext:value-type="float">
            <text:p>499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ORB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222" calcext:value-type="float">
            <text:p>222</text:p>
          </table:table-cell>
          <table:table-cell office:value-type="float" office:value="0.000901" calcext:value-type="float">
            <text:p>0.00090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0.001981" calcext:value-type="float">
            <text:p>0.001981</text:p>
          </table:table-cell>
          <table:table-cell office:value-type="float" office:value="4952" calcext:value-type="float">
            <text:p>495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IFT</text:p>
          </table:table-cell>
          <table:table-cell office:value-type="float" office:value="0.020992" calcext:value-type="float">
            <text:p>0.020992</text:p>
          </table:table-cell>
          <table:table-cell office:value-type="float" office:value="306" calcext:value-type="float">
            <text:p>306</text:p>
          </table:table-cell>
          <table:table-cell office:value-type="float" office:value="0.000905" calcext:value-type="float">
            <text:p>0.00090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5063" calcext:value-type="float">
            <text:p>506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RIEF</text:p>
          </table:table-cell>
          <table:table-cell office:value-type="float" office:value="0.001774" calcext:value-type="float">
            <text:p>0.00177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4870" calcext:value-type="float">
            <text:p>487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IFT</text:p>
          </table:table-cell>
          <table:table-cell office:value-type="float" office:value="0.022801" calcext:value-type="float">
            <text:p>0.022801</text:p>
          </table:table-cell>
          <table:table-cell office:value-type="float" office:value="314" calcext:value-type="float">
            <text:p>314</text:p>
          </table:table-cell>
          <table:table-cell office:value-type="float" office:value="0.0007" calcext:value-type="float">
            <text:p>0.000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5063" calcext:value-type="float">
            <text:p>506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4997" calcext:value-type="float">
            <text:p>499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RIEF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233" calcext:value-type="float">
            <text:p>233</text:p>
          </table:table-cell>
          <table:table-cell office:value-type="float" office:value="0.000871" calcext:value-type="float">
            <text:p>0.00087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5063" calcext:value-type="float">
            <text:p>506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ORB</text:p>
          </table:table-cell>
          <table:table-cell office:value-type="float" office:value="0.001458" calcext:value-type="float">
            <text:p>0.00145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0.002149" calcext:value-type="float">
            <text:p>0.002149</text:p>
          </table:table-cell>
          <table:table-cell office:value-type="float" office:value="4868" calcext:value-type="float">
            <text:p>486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ORB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244" calcext:value-type="float">
            <text:p>244</text:p>
          </table:table-cell>
          <table:table-cell office:value-type="float" office:value="0.001541" calcext:value-type="float">
            <text:p>0.00154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4899" calcext:value-type="float">
            <text:p>489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ORB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210" calcext:value-type="float">
            <text:p>210</text:p>
          </table:table-cell>
          <table:table-cell office:value-type="float" office:value="0.000872" calcext:value-type="float">
            <text:p>0.00087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4840" calcext:value-type="float">
            <text:p>484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RIEF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229" calcext:value-type="float">
            <text:p>229</text:p>
          </table:table-cell>
          <table:table-cell office:value-type="float" office:value="0.000853" calcext:value-type="float">
            <text:p>0.00085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4868" calcext:value-type="float">
            <text:p>486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BRIEF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242" calcext:value-type="float">
            <text:p>242</text:p>
          </table:table-cell>
          <table:table-cell office:value-type="float" office:value="0.001115" calcext:value-type="float">
            <text:p>0.00111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4997" calcext:value-type="float">
            <text:p>499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ORB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234" calcext:value-type="float">
            <text:p>234</text:p>
          </table:table-cell>
          <table:table-cell office:value-type="float" office:value="0.001244" calcext:value-type="float">
            <text:p>0.00124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4996" calcext:value-type="float">
            <text:p>499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RIEF</text:p>
          </table:table-cell>
          <table:table-cell office:value-type="float" office:value="0.001699" calcext:value-type="float">
            <text:p>0.001699</text:p>
          </table:table-cell>
          <table:table-cell office:value-type="float" office:value="253" calcext:value-type="float">
            <text:p>253</text:p>
          </table:table-cell>
          <table:table-cell office:value-type="float" office:value="0.000818" calcext:value-type="float">
            <text:p>0.00081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0.002322" calcext:value-type="float">
            <text:p>0.002322</text:p>
          </table:table-cell>
          <table:table-cell office:value-type="float" office:value="4863" calcext:value-type="float">
            <text:p>486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ORB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214" calcext:value-type="float">
            <text:p>214</text:p>
          </table:table-cell>
          <table:table-cell office:value-type="float" office:value="0.000794" calcext:value-type="float">
            <text:p>0.00079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0.002428" calcext:value-type="float">
            <text:p>0.002428</text:p>
          </table:table-cell>
          <table:table-cell office:value-type="float" office:value="4952" calcext:value-type="float">
            <text:p>495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RIEF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222" calcext:value-type="float">
            <text:p>222</text:p>
          </table:table-cell>
          <table:table-cell office:value-type="float" office:value="0.000953" calcext:value-type="float">
            <text:p>0.00095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4952" calcext:value-type="float">
            <text:p>495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ORB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220" calcext:value-type="float">
            <text:p>220</text:p>
          </table:table-cell>
          <table:table-cell office:value-type="float" office:value="0.000892" calcext:value-type="float">
            <text:p>0.00089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0.002733" calcext:value-type="float">
            <text:p>0.002733</text:p>
          </table:table-cell>
          <table:table-cell office:value-type="float" office:value="4863" calcext:value-type="float">
            <text:p>486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RIEF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248" calcext:value-type="float">
            <text:p>248</text:p>
          </table:table-cell>
          <table:table-cell office:value-type="float" office:value="0.001303" calcext:value-type="float">
            <text:p>0.0013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RB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69" calcext:value-type="float">
            <text:p>69</text:p>
          </table:table-cell>
          <table:table-cell office:value-type="float" office:value="0.000244" calcext:value-type="float">
            <text:p>0.000244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0.005352" calcext:value-type="float">
            <text:p>0.005352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FT</text:p>
          </table:table-cell>
          <table:table-cell office:value-type="float" office:value="0.029067" calcext:value-type="float">
            <text:p>0.029067</text:p>
          </table:table-cell>
          <table:table-cell office:value-type="float" office:value="78" calcext:value-type="float">
            <text:p>78</text:p>
          </table:table-cell>
          <table:table-cell office:value-type="float" office:value="0.000227" calcext:value-type="float">
            <text:p>0.00022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0.005599" calcext:value-type="float">
            <text:p>0.005599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RIEF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53" calcext:value-type="float">
            <text:p>53</text:p>
          </table:table-cell>
          <table:table-cell office:value-type="float" office:value="0.000233" calcext:value-type="float">
            <text:p>0.000233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RB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49" calcext:value-type="float">
            <text:p>49</text:p>
          </table:table-cell>
          <table:table-cell office:value-type="float" office:value="0.000159" calcext:value-type="float">
            <text:p>0.00015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0.005851" calcext:value-type="float">
            <text:p>0.005851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RB</text:p>
          </table:table-cell>
          <table:table-cell office:value-type="float" office:value="0.004047" calcext:value-type="float">
            <text:p>0.004047</text:p>
          </table:table-cell>
          <table:table-cell office:value-type="float" office:value="52" calcext:value-type="float">
            <text:p>52</text:p>
          </table:table-cell>
          <table:table-cell office:value-type="float" office:value="0.000206" calcext:value-type="float">
            <text:p>0.00020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0.005885" calcext:value-type="float">
            <text:p>0.005885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FT</text:p>
          </table:table-cell>
          <table:table-cell office:value-type="float" office:value="0.031627" calcext:value-type="float">
            <text:p>0.031627</text:p>
          </table:table-cell>
          <table:table-cell office:value-type="float" office:value="92" calcext:value-type="float">
            <text:p>92</text:p>
          </table:table-cell>
          <table:table-cell office:value-type="float" office:value="0.00015" calcext:value-type="float">
            <text:p>0.0001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RB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59" calcext:value-type="float">
            <text:p>59</text:p>
          </table:table-cell>
          <table:table-cell office:value-type="float" office:value="0.000292" calcext:value-type="float">
            <text:p>0.00029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IFT</text:p>
          </table:table-cell>
          <table:table-cell office:value-type="float" office:value="0.028014" calcext:value-type="float">
            <text:p>0.028014</text:p>
          </table:table-cell>
          <table:table-cell office:value-type="float" office:value="79" calcext:value-type="float">
            <text:p>79</text:p>
          </table:table-cell>
          <table:table-cell office:value-type="float" office:value="0.000247" calcext:value-type="float">
            <text:p>0.00024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0.006107" calcext:value-type="float">
            <text:p>0.006107</text:p>
          </table:table-cell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IFT</text:p>
          </table:table-cell>
          <table:table-cell office:value-type="float" office:value="0.031873" calcext:value-type="float">
            <text:p>0.031873</text:p>
          </table:table-cell>
          <table:table-cell office:value-type="float" office:value="79" calcext:value-type="float">
            <text:p>79</text:p>
          </table:table-cell>
          <table:table-cell office:value-type="float" office:value="0.000137" calcext:value-type="float">
            <text:p>0.000137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RIEF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59" calcext:value-type="float">
            <text:p>59</text:p>
          </table:table-cell>
          <table:table-cell office:value-type="float" office:value="0.000245" calcext:value-type="float">
            <text:p>0.000245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0.006162" calcext:value-type="float">
            <text:p>0.006162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RB</text:p>
          </table:table-cell>
          <table:table-cell office:value-type="float" office:value="0.005355" calcext:value-type="float">
            <text:p>0.005355</text:p>
          </table:table-cell>
          <table:table-cell office:value-type="float" office:value="65" calcext:value-type="float">
            <text:p>65</text:p>
          </table:table-cell>
          <table:table-cell office:value-type="float" office:value="0.000155" calcext:value-type="float">
            <text:p>0.00015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0.006238" calcext:value-type="float">
            <text:p>0.006238</text:p>
          </table:table-cell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AK</text:p>
          </table:table-cell>
          <table:table-cell office:value-type="float" office:value="0.032606" calcext:value-type="float">
            <text:p>0.032606</text:p>
          </table:table-cell>
          <table:table-cell office:value-type="float" office:value="32" calcext:value-type="float">
            <text:p>32</text:p>
          </table:table-cell>
          <table:table-cell office:value-type="float" office:value="0.000099" calcext:value-type="float">
            <text:p>9.9E-0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0.006274" calcext:value-type="float">
            <text:p>0.006274</text:p>
          </table:table-cell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RIEF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42" calcext:value-type="float">
            <text:p>42</text:p>
          </table:table-cell>
          <table:table-cell office:value-type="float" office:value="0.00024" calcext:value-type="float">
            <text:p>0.0002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RIEF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58" calcext:value-type="float">
            <text:p>58</text:p>
          </table:table-cell>
          <table:table-cell office:value-type="float" office:value="0.000178" calcext:value-type="float">
            <text:p>0.000178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REAK</text:p>
          </table:table-cell>
          <table:table-cell office:value-type="float" office:value="0.033576" calcext:value-type="float">
            <text:p>0.033576</text:p>
          </table:table-cell>
          <table:table-cell office:value-type="float" office:value="40" calcext:value-type="float">
            <text:p>40</text:p>
          </table:table-cell>
          <table:table-cell office:value-type="float" office:value="0.000121" calcext:value-type="float">
            <text:p>0.00012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0.006395" calcext:value-type="float">
            <text:p>0.006395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REAK</text:p>
          </table:table-cell>
          <table:table-cell office:value-type="float" office:value="0.032196" calcext:value-type="float">
            <text:p>0.032196</text:p>
          </table:table-cell>
          <table:table-cell office:value-type="float" office:value="38" calcext:value-type="float">
            <text:p>38</text:p>
          </table:table-cell>
          <table:table-cell office:value-type="float" office:value="0.000093" calcext:value-type="float">
            <text:p>9.3E-0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0.006396" calcext:value-type="float">
            <text:p>0.006396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AK</text:p>
          </table:table-cell>
          <table:table-cell office:value-type="float" office:value="0.032767" calcext:value-type="float">
            <text:p>0.032767</text:p>
          </table:table-cell>
          <table:table-cell office:value-type="float" office:value="38" calcext:value-type="float">
            <text:p>38</text:p>
          </table:table-cell>
          <table:table-cell office:value-type="float" office:value="0.000109" calcext:value-type="float">
            <text:p>0.00010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0.006398" calcext:value-type="float">
            <text:p>0.006398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EAK</text:p>
          </table:table-cell>
          <table:table-cell office:value-type="float" office:value="0.033625" calcext:value-type="float">
            <text:p>0.033625</text:p>
          </table:table-cell>
          <table:table-cell office:value-type="float" office:value="42" calcext:value-type="float">
            <text:p>42</text:p>
          </table:table-cell>
          <table:table-cell office:value-type="float" office:value="0.000274" calcext:value-type="float">
            <text:p>0.00027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IEF</text:p>
          </table:table-cell>
          <table:table-cell office:value-type="float" office:value="0.000908" calcext:value-type="float">
            <text:p>0.00090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0.006484" calcext:value-type="float">
            <text:p>0.006484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IEF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57" calcext:value-type="float">
            <text:p>57</text:p>
          </table:table-cell>
          <table:table-cell office:value-type="float" office:value="0.000175" calcext:value-type="float">
            <text:p>0.00017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0.006566" calcext:value-type="float">
            <text:p>0.006566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EAK</text:p>
          </table:table-cell>
          <table:table-cell office:value-type="float" office:value="0.031759" calcext:value-type="float">
            <text:p>0.031759</text:p>
          </table:table-cell>
          <table:table-cell office:value-type="float" office:value="37" calcext:value-type="float">
            <text:p>37</text:p>
          </table:table-cell>
          <table:table-cell office:value-type="float" office:value="0.0001" calcext:value-type="float">
            <text:p>1E-0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RB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37" calcext:value-type="float">
            <text:p>37</text:p>
          </table:table-cell>
          <table:table-cell office:value-type="float" office:value="0.000265" calcext:value-type="float">
            <text:p>0.00026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0.006633" calcext:value-type="float">
            <text:p>0.006633</text:p>
          </table:table-cell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RB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56" calcext:value-type="float">
            <text:p>56</text:p>
          </table:table-cell>
          <table:table-cell office:value-type="float" office:value="0.000125" calcext:value-type="float">
            <text:p>0.0001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IFT</text:p>
          </table:table-cell>
          <table:table-cell office:value-type="float" office:value="0.026581" calcext:value-type="float">
            <text:p>0.026581</text:p>
          </table:table-cell>
          <table:table-cell office:value-type="float" office:value="63" calcext:value-type="float">
            <text:p>63</text:p>
          </table:table-cell>
          <table:table-cell office:value-type="float" office:value="0.000351" calcext:value-type="float">
            <text:p>0.00035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0.006667" calcext:value-type="float">
            <text:p>0.006667</text:p>
          </table:table-cell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RIEF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35" calcext:value-type="float">
            <text:p>35</text:p>
          </table:table-cell>
          <table:table-cell office:value-type="float" office:value="0.000119" calcext:value-type="float">
            <text:p>0.00011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0.006903" calcext:value-type="float">
            <text:p>0.00690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FT</text:p>
          </table:table-cell>
          <table:table-cell office:value-type="float" office:value="0.027633" calcext:value-type="float">
            <text:p>0.027633</text:p>
          </table:table-cell>
          <table:table-cell office:value-type="float" office:value="78" calcext:value-type="float">
            <text:p>78</text:p>
          </table:table-cell>
          <table:table-cell office:value-type="float" office:value="0.00051" calcext:value-type="float">
            <text:p>0.0005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REAK</text:p>
          </table:table-cell>
          <table:table-cell office:value-type="float" office:value="0.033819" calcext:value-type="float">
            <text:p>0.033819</text:p>
          </table:table-cell>
          <table:table-cell office:value-type="float" office:value="32" calcext:value-type="float">
            <text:p>32</text:p>
          </table:table-cell>
          <table:table-cell office:value-type="float" office:value="0.000093" calcext:value-type="float">
            <text:p>9.3E-0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0.007062" calcext:value-type="float">
            <text:p>0.007062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RB</text:p>
          </table:table-cell>
          <table:table-cell office:value-type="float" office:value="0.004407" calcext:value-type="float">
            <text:p>0.0044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0.0071" calcext:value-type="float">
            <text:p>0.0071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RIEF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37" calcext:value-type="float">
            <text:p>37</text:p>
          </table:table-cell>
          <table:table-cell office:value-type="float" office:value="0.000328" calcext:value-type="float">
            <text:p>0.00032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REAK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34" calcext:value-type="float">
            <text:p>34</text:p>
          </table:table-cell>
          <table:table-cell office:value-type="float" office:value="0.000135" calcext:value-type="float">
            <text:p>0.00013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RIEF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57" calcext:value-type="float">
            <text:p>57</text:p>
          </table:table-cell>
          <table:table-cell office:value-type="float" office:value="0.000195" calcext:value-type="float">
            <text:p>0.00019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0.007592" calcext:value-type="float">
            <text:p>0.007592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RB</text:p>
          </table:table-cell>
          <table:table-cell office:value-type="float" office:value="0.004112" calcext:value-type="float">
            <text:p>0.004112</text:p>
          </table:table-cell>
          <table:table-cell office:value-type="float" office:value="66" calcext:value-type="float">
            <text:p>66</text:p>
          </table:table-cell>
          <table:table-cell office:value-type="float" office:value="0.000192" calcext:value-type="float">
            <text:p>0.00019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RB</text:p>
          </table:table-cell>
          <table:table-cell office:value-type="float" office:value="0.005955" calcext:value-type="float">
            <text:p>0.005955</text:p>
          </table:table-cell>
          <table:table-cell office:value-type="float" office:value="56" calcext:value-type="float">
            <text:p>56</text:p>
          </table:table-cell>
          <table:table-cell office:value-type="float" office:value="0.000125" calcext:value-type="float">
            <text:p>0.00012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0.008089" calcext:value-type="float">
            <text:p>0.008089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FT</text:p>
          </table:table-cell>
          <table:table-cell office:value-type="float" office:value="0.036874" calcext:value-type="float">
            <text:p>0.036874</text:p>
          </table:table-cell>
          <table:table-cell office:value-type="float" office:value="89" calcext:value-type="float">
            <text:p>89</text:p>
          </table:table-cell>
          <table:table-cell office:value-type="float" office:value="0.000261" calcext:value-type="float">
            <text:p>0.00026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RIEF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37" calcext:value-type="float">
            <text:p>37</text:p>
          </table:table-cell>
          <table:table-cell office:value-type="float" office:value="0.000118" calcext:value-type="float">
            <text:p>0.000118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0.008344" calcext:value-type="float">
            <text:p>0.00834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AK</text:p>
          </table:table-cell>
          <table:table-cell office:value-type="float" office:value="0.030032" calcext:value-type="float">
            <text:p>0.030032</text:p>
          </table:table-cell>
          <table:table-cell office:value-type="float" office:value="17" calcext:value-type="float">
            <text:p>17</text:p>
          </table:table-cell>
          <table:table-cell office:value-type="float" office:value="0.000058" calcext:value-type="float">
            <text:p>5.8E-0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EAK</text:p>
          </table:table-cell>
          <table:table-cell office:value-type="float" office:value="0.03569" calcext:value-type="float">
            <text:p>0.03569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IFT</text:p>
          </table:table-cell>
          <table:table-cell office:value-type="float" office:value="0.041149" calcext:value-type="float">
            <text:p>0.041149</text:p>
          </table:table-cell>
          <table:table-cell office:value-type="float" office:value="88" calcext:value-type="float">
            <text:p>88</text:p>
          </table:table-cell>
          <table:table-cell office:value-type="float" office:value="0.000147" calcext:value-type="float">
            <text:p>0.00014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0.008886" calcext:value-type="float">
            <text:p>0.008886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EF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15" calcext:value-type="float">
            <text:p>15</text:p>
          </table:table-cell>
          <table:table-cell office:value-type="float" office:value="0.000049" calcext:value-type="float">
            <text:p>4.9E-0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AK</text:p>
          </table:table-cell>
          <table:table-cell office:value-type="float" office:value="0.030212" calcext:value-type="float">
            <text:p>0.030212</text:p>
          </table:table-cell>
          <table:table-cell office:value-type="float" office:value="16" calcext:value-type="float">
            <text:p>16</text:p>
          </table:table-cell>
          <table:table-cell office:value-type="float" office:value="0.000059" calcext:value-type="float">
            <text:p>5.9E-05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0.009057" calcext:value-type="float">
            <text:p>0.009057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B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18" calcext:value-type="float">
            <text:p>18</text:p>
          </table:table-cell>
          <table:table-cell office:value-type="float" office:value="0.000058" calcext:value-type="float">
            <text:p>5.8E-0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0.009336" calcext:value-type="float">
            <text:p>0.009336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IFT</text:p>
          </table:table-cell>
          <table:table-cell office:value-type="float" office:value="0.04182" calcext:value-type="float">
            <text:p>0.04182</text:p>
          </table:table-cell>
          <table:table-cell office:value-type="float" office:value="90" calcext:value-type="float">
            <text:p>90</text:p>
          </table:table-cell>
          <table:table-cell office:value-type="float" office:value="0.000234" calcext:value-type="float">
            <text:p>0.00023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0.009432" calcext:value-type="float">
            <text:p>0.009432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AK</text:p>
          </table:table-cell>
          <table:table-cell office:value-type="float" office:value="0.047817" calcext:value-type="float">
            <text:p>0.047817</text:p>
          </table:table-cell>
          <table:table-cell office:value-type="float" office:value="41" calcext:value-type="float">
            <text:p>41</text:p>
          </table:table-cell>
          <table:table-cell office:value-type="float" office:value="0.000118" calcext:value-type="float">
            <text:p>0.00011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AK</text:p>
          </table:table-cell>
          <table:table-cell office:value-type="float" office:value="0.031135" calcext:value-type="float">
            <text:p>0.031135</text:p>
          </table:table-cell>
          <table:table-cell office:value-type="float" office:value="13" calcext:value-type="float">
            <text:p>13</text:p>
          </table:table-cell>
          <table:table-cell office:value-type="float" office:value="0.00005" calcext:value-type="float">
            <text:p>5E-0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0.009541" calcext:value-type="float">
            <text:p>0.009541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AK</text:p>
          </table:table-cell>
          <table:table-cell office:value-type="float" office:value="0.030159" calcext:value-type="float">
            <text:p>0.030159</text:p>
          </table:table-cell>
          <table:table-cell office:value-type="float" office:value="13" calcext:value-type="float">
            <text:p>13</text:p>
          </table:table-cell>
          <table:table-cell office:value-type="float" office:value="0.000054" calcext:value-type="float">
            <text:p>5.4E-0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14" calcext:value-type="float">
            <text:p>14</text:p>
          </table:table-cell>
          <table:table-cell office:value-type="float" office:value="0.000082" calcext:value-type="float">
            <text:p>8.2E-0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IFT</text:p>
          </table:table-cell>
          <table:table-cell office:value-type="float" office:value="0.034217" calcext:value-type="float">
            <text:p>0.03421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0.010102" calcext:value-type="float">
            <text:p>0.010102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AK</text:p>
          </table:table-cell>
          <table:table-cell office:value-type="float" office:value="0.029289" calcext:value-type="float">
            <text:p>0.029289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E-0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0.010683" calcext:value-type="float">
            <text:p>0.010683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EF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12" calcext:value-type="float">
            <text:p>12</text:p>
          </table:table-cell>
          <table:table-cell office:value-type="float" office:value="0.000236" calcext:value-type="float">
            <text:p>0.00023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B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20" calcext:value-type="float">
            <text:p>20</text:p>
          </table:table-cell>
          <table:table-cell office:value-type="float" office:value="0.00005" calcext:value-type="float">
            <text:p>5E-0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0.010706" calcext:value-type="float">
            <text:p>0.010706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B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11" calcext:value-type="float">
            <text:p>11</text:p>
          </table:table-cell>
          <table:table-cell office:value-type="float" office:value="0.000102" calcext:value-type="float">
            <text:p>0.00010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B</text:p>
          </table:table-cell>
          <table:table-cell office:value-type="float" office:value="0.000764" calcext:value-type="float">
            <text:p>0.00076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0.011563" calcext:value-type="float">
            <text:p>0.011563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B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16" calcext:value-type="float">
            <text:p>16</text:p>
          </table:table-cell>
          <table:table-cell office:value-type="float" office:value="0.00013" calcext:value-type="float">
            <text:p>0.00013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0.011798" calcext:value-type="float">
            <text:p>0.011798</text:p>
          </table:table-cell>
          <table:table-cell office:value-type="float" office:value="281" calcext:value-type="float">
            <text:p>2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AK</text:p>
          </table:table-cell>
          <table:table-cell office:value-type="float" office:value="0.029286" calcext:value-type="float">
            <text:p>0.029286</text:p>
          </table:table-cell>
          <table:table-cell office:value-type="float" office:value="17" calcext:value-type="float">
            <text:p>17</text:p>
          </table:table-cell>
          <table:table-cell office:value-type="float" office:value="0.000069" calcext:value-type="float">
            <text:p>6.9E-0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281" calcext:value-type="float">
            <text:p>2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B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19" calcext:value-type="float">
            <text:p>19</text:p>
          </table:table-cell>
          <table:table-cell office:value-type="float" office:value="0.001462" calcext:value-type="float">
            <text:p>0.00146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AK</text:p>
          </table:table-cell>
          <table:table-cell office:value-type="float" office:value="0.032367" calcext:value-type="float">
            <text:p>0.03236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0.012381" calcext:value-type="float">
            <text:p>0.012381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IEF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19" calcext:value-type="float">
            <text:p>19</text:p>
          </table:table-cell>
          <table:table-cell office:value-type="float" office:value="0.001668" calcext:value-type="float">
            <text:p>0.001668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0.013221" calcext:value-type="float">
            <text:p>0.013221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FT</text:p>
          </table:table-cell>
          <table:table-cell office:value-type="float" office:value="0.021727" calcext:value-type="float">
            <text:p>0.021727</text:p>
          </table:table-cell>
          <table:table-cell office:value-type="float" office:value="22" calcext:value-type="float">
            <text:p>22</text:p>
          </table:table-cell>
          <table:table-cell office:value-type="float" office:value="0.000198" calcext:value-type="float">
            <text:p>0.000198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0.013256" calcext:value-type="float">
            <text:p>0.013256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0.013577" calcext:value-type="float">
            <text:p>0.013577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FT</text:p>
          </table:table-cell>
          <table:table-cell office:value-type="float" office:value="0.02246" calcext:value-type="float">
            <text:p>0.02246</text:p>
          </table:table-cell>
          <table:table-cell office:value-type="float" office:value="14" calcext:value-type="float">
            <text:p>14</text:p>
          </table:table-cell>
          <table:table-cell office:value-type="float" office:value="0.000174" calcext:value-type="float">
            <text:p>0.00017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0.013646" calcext:value-type="float">
            <text:p>0.013646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EF</text:p>
          </table:table-cell>
          <table:table-cell office:value-type="float" office:value="0.000985" calcext:value-type="float">
            <text:p>0.0009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0.013696" calcext:value-type="float">
            <text:p>0.013696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FT</text:p>
          </table:table-cell>
          <table:table-cell office:value-type="float" office:value="0.015205" calcext:value-type="float">
            <text:p>0.015205</text:p>
          </table:table-cell>
          <table:table-cell office:value-type="float" office:value="11" calcext:value-type="float">
            <text:p>11</text:p>
          </table:table-cell>
          <table:table-cell office:value-type="float" office:value="0.000081" calcext:value-type="float">
            <text:p>8.1E-0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FT</text:p>
          </table:table-cell>
          <table:table-cell office:value-type="float" office:value="0.016423" calcext:value-type="float">
            <text:p>0.016423</text:p>
          </table:table-cell>
          <table:table-cell office:value-type="float" office:value="23" calcext:value-type="float">
            <text:p>23</text:p>
          </table:table-cell>
          <table:table-cell office:value-type="float" office:value="0.000032" calcext:value-type="float">
            <text:p>3.2E-0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0.014041" calcext:value-type="float">
            <text:p>0.014041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AK</text:p>
          </table:table-cell>
          <table:table-cell office:value-type="float" office:value="0.031924" calcext:value-type="float">
            <text:p>0.031924</text:p>
          </table:table-cell>
          <table:table-cell office:value-type="float" office:value="9" calcext:value-type="float">
            <text:p>9</text:p>
          </table:table-cell>
          <table:table-cell office:value-type="float" office:value="0.000632" calcext:value-type="float">
            <text:p>0.00063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281" calcext:value-type="float">
            <text:p>2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IEF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20" calcext:value-type="float">
            <text:p>20</text:p>
          </table:table-cell>
          <table:table-cell office:value-type="float" office:value="0.000093" calcext:value-type="float">
            <text:p>9.3E-0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AK</text:p>
          </table:table-cell>
          <table:table-cell office:value-type="float" office:value="0.0313" calcext:value-type="float">
            <text:p>0.0313</text:p>
          </table:table-cell>
          <table:table-cell office:value-type="float" office:value="11" calcext:value-type="float">
            <text:p>11</text:p>
          </table:table-cell>
          <table:table-cell office:value-type="float" office:value="0.000095" calcext:value-type="float">
            <text:p>9.5E-0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0.015221" calcext:value-type="float">
            <text:p>0.015221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EF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12" calcext:value-type="float">
            <text:p>12</text:p>
          </table:table-cell>
          <table:table-cell office:value-type="float" office:value="0.000096" calcext:value-type="float">
            <text:p>9.6E-0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0.015241" calcext:value-type="float">
            <text:p>0.015241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B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12" calcext:value-type="float">
            <text:p>12</text:p>
          </table:table-cell>
          <table:table-cell office:value-type="float" office:value="0.000047" calcext:value-type="float">
            <text:p>4.7E-0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IEF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12" calcext:value-type="float">
            <text:p>12</text:p>
          </table:table-cell>
          <table:table-cell office:value-type="float" office:value="0.000058" calcext:value-type="float">
            <text:p>5.8E-0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0.015976" calcext:value-type="float">
            <text:p>0.015976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FT</text:p>
          </table:table-cell>
          <table:table-cell office:value-type="float" office:value="0.021291" calcext:value-type="float">
            <text:p>0.021291</text:p>
          </table:table-cell>
          <table:table-cell office:value-type="float" office:value="18" calcext:value-type="float">
            <text:p>18</text:p>
          </table:table-cell>
          <table:table-cell office:value-type="float" office:value="0.000206" calcext:value-type="float">
            <text:p>0.00020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FT</text:p>
          </table:table-cell>
          <table:table-cell office:value-type="float" office:value="0.019995" calcext:value-type="float">
            <text:p>0.019995</text:p>
          </table:table-cell>
          <table:table-cell office:value-type="float" office:value="16" calcext:value-type="float">
            <text:p>16</text:p>
          </table:table-cell>
          <table:table-cell office:value-type="float" office:value="0.000029" calcext:value-type="float">
            <text:p>2.9E-0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0.016851" calcext:value-type="float">
            <text:p>0.01685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FT</text:p>
          </table:table-cell>
          <table:table-cell office:value-type="float" office:value="0.018291" calcext:value-type="float">
            <text:p>0.01829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0.016978" calcext:value-type="float">
            <text:p>0.016978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IEF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16" calcext:value-type="float">
            <text:p>16</text:p>
          </table:table-cell>
          <table:table-cell office:value-type="float" office:value="0.000079" calcext:value-type="float">
            <text:p>7.9E-0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0.017179" calcext:value-type="float">
            <text:p>0.017179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IEF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14" calcext:value-type="float">
            <text:p>14</text:p>
          </table:table-cell>
          <table:table-cell office:value-type="float" office:value="0.000163" calcext:value-type="float">
            <text:p>0.00016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0.017539" calcext:value-type="float">
            <text:p>0.017539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FT</text:p>
          </table:table-cell>
          <table:table-cell office:value-type="float" office:value="0.022503" calcext:value-type="float">
            <text:p>0.022503</text:p>
          </table:table-cell>
          <table:table-cell office:value-type="float" office:value="12" calcext:value-type="float">
            <text:p>12</text:p>
          </table:table-cell>
          <table:table-cell office:value-type="float" office:value="0.000089" calcext:value-type="float">
            <text:p>8.9E-0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0.017785" calcext:value-type="float">
            <text:p>0.017785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B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11" calcext:value-type="float">
            <text:p>11</text:p>
          </table:table-cell>
          <table:table-cell office:value-type="float" office:value="0.000096" calcext:value-type="float">
            <text:p>9.6E-0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0.018079" calcext:value-type="float">
            <text:p>0.018079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EAK</text:p>
          </table:table-cell>
          <table:table-cell office:value-type="float" office:value="0.029532" calcext:value-type="float">
            <text:p>0.029532</text:p>
          </table:table-cell>
          <table:table-cell office:value-type="float" office:value="13" calcext:value-type="float">
            <text:p>13</text:p>
          </table:table-cell>
          <table:table-cell office:value-type="float" office:value="0.000062" calcext:value-type="float">
            <text:p>6.2E-0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281" calcext:value-type="float">
            <text:p>2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float" office:value="0.020866" calcext:value-type="float">
            <text:p>0.020866</text:p>
          </table:table-cell>
          <table:table-cell office:value-type="float" office:value="21" calcext:value-type="float">
            <text:p>21</text:p>
          </table:table-cell>
          <table:table-cell office:value-type="float" office:value="0.000035" calcext:value-type="float">
            <text:p>3.5E-0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0.020401" calcext:value-type="float">
            <text:p>0.020401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IEF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16" calcext:value-type="float">
            <text:p>16</text:p>
          </table:table-cell>
          <table:table-cell office:value-type="float" office:value="0.000051" calcext:value-type="float">
            <text:p>5.1E-0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0.021427" calcext:value-type="float">
            <text:p>0.021427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RB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18" calcext:value-type="float">
            <text:p>18</text:p>
          </table:table-cell>
          <table:table-cell office:value-type="float" office:value="0.000145" calcext:value-type="float">
            <text:p>0.00014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0.022895" calcext:value-type="float">
            <text:p>0.022895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FT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20" calcext:value-type="float">
            <text:p>20</text:p>
          </table:table-cell>
          <table:table-cell office:value-type="float" office:value="0.000906" calcext:value-type="float">
            <text:p>0.00090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0.030532" calcext:value-type="float">
            <text:p>0.030532</text:p>
          </table:table-cell>
          <table:table-cell office:value-type="float" office:value="2639" calcext:value-type="float">
            <text:p>263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REAK</text:p>
          </table:table-cell>
          <table:table-cell office:value-type="float" office:value="0.029444" calcext:value-type="float">
            <text:p>0.029444</text:p>
          </table:table-cell>
          <table:table-cell office:value-type="float" office:value="124" calcext:value-type="float">
            <text:p>124</text:p>
          </table:table-cell>
          <table:table-cell office:value-type="float" office:value="0.000552" calcext:value-type="float">
            <text:p>0.00055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0.030559" calcext:value-type="float">
            <text:p>0.030559</text:p>
          </table:table-cell>
          <table:table-cell office:value-type="float" office:value="2695" calcext:value-type="float">
            <text:p>269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REAK</text:p>
          </table:table-cell>
          <table:table-cell office:value-type="float" office:value="0.029486" calcext:value-type="float">
            <text:p>0.029486</text:p>
          </table:table-cell>
          <table:table-cell office:value-type="float" office:value="100" calcext:value-type="float">
            <text:p>100</text:p>
          </table:table-cell>
          <table:table-cell office:value-type="float" office:value="0.000641" calcext:value-type="float">
            <text:p>0.00064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0.031051" calcext:value-type="float">
            <text:p>0.031051</text:p>
          </table:table-cell>
          <table:table-cell office:value-type="float" office:value="2672" calcext:value-type="float">
            <text:p>267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REAK</text:p>
          </table:table-cell>
          <table:table-cell office:value-type="float" office:value="0.029812" calcext:value-type="float">
            <text:p>0.029812</text:p>
          </table:table-cell>
          <table:table-cell office:value-type="float" office:value="129" calcext:value-type="float">
            <text:p>129</text:p>
          </table:table-cell>
          <table:table-cell office:value-type="float" office:value="0.000536" calcext:value-type="float">
            <text:p>0.00053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0.031118" calcext:value-type="float">
            <text:p>0.031118</text:p>
          </table:table-cell>
          <table:table-cell office:value-type="float" office:value="2628" calcext:value-type="float">
            <text:p>262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REAK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135" calcext:value-type="float">
            <text:p>135</text:p>
          </table:table-cell>
          <table:table-cell office:value-type="float" office:value="0.000637" calcext:value-type="float">
            <text:p>0.00063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0.031121" calcext:value-type="float">
            <text:p>0.031121</text:p>
          </table:table-cell>
          <table:table-cell office:value-type="float" office:value="2777" calcext:value-type="float">
            <text:p>277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REAK</text:p>
          </table:table-cell>
          <table:table-cell office:value-type="float" office:value="0.031015" calcext:value-type="float">
            <text:p>0.031015</text:p>
          </table:table-cell>
          <table:table-cell office:value-type="float" office:value="108" calcext:value-type="float">
            <text:p>108</text:p>
          </table:table-cell>
          <table:table-cell office:value-type="float" office:value="0.000598" calcext:value-type="float">
            <text:p>0.00059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0.031645" calcext:value-type="float">
            <text:p>0.031645</text:p>
          </table:table-cell>
          <table:table-cell office:value-type="float" office:value="2628" calcext:value-type="float">
            <text:p>262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RIEF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157" calcext:value-type="float">
            <text:p>157</text:p>
          </table:table-cell>
          <table:table-cell office:value-type="float" office:value="0.000435" calcext:value-type="float">
            <text:p>0.00043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0.031742" calcext:value-type="float">
            <text:p>0.031742</text:p>
          </table:table-cell>
          <table:table-cell office:value-type="float" office:value="2672" calcext:value-type="float">
            <text:p>267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RIEF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145" calcext:value-type="float">
            <text:p>145</text:p>
          </table:table-cell>
          <table:table-cell office:value-type="float" office:value="0.000409" calcext:value-type="float">
            <text:p>0.00040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2639" calcext:value-type="float">
            <text:p>263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RIEF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158" calcext:value-type="float">
            <text:p>158</text:p>
          </table:table-cell>
          <table:table-cell office:value-type="float" office:value="0.000417" calcext:value-type="float">
            <text:p>0.000417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0.032129" calcext:value-type="float">
            <text:p>0.032129</text:p>
          </table:table-cell>
          <table:table-cell office:value-type="float" office:value="2741" calcext:value-type="float">
            <text:p>274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ORB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102" calcext:value-type="float">
            <text:p>102</text:p>
          </table:table-cell>
          <table:table-cell office:value-type="float" office:value="0.000466" calcext:value-type="float">
            <text:p>0.000466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2757" calcext:value-type="float">
            <text:p>275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EAK</text:p>
          </table:table-cell>
          <table:table-cell office:value-type="float" office:value="0.031039" calcext:value-type="float">
            <text:p>0.03103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0.032156" calcext:value-type="float">
            <text:p>0.032156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REAK</text:p>
          </table:table-cell>
          <table:table-cell office:value-type="float" office:value="0.030246" calcext:value-type="float">
            <text:p>0.030246</text:p>
          </table:table-cell>
          <table:table-cell office:value-type="float" office:value="129" calcext:value-type="float">
            <text:p>129</text:p>
          </table:table-cell>
          <table:table-cell office:value-type="float" office:value="0.000815" calcext:value-type="float">
            <text:p>0.00081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0.032174" calcext:value-type="float">
            <text:p>0.032174</text:p>
          </table:table-cell>
          <table:table-cell office:value-type="float" office:value="2735" calcext:value-type="float">
            <text:p>273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RIEF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129" calcext:value-type="float">
            <text:p>129</text:p>
          </table:table-cell>
          <table:table-cell office:value-type="float" office:value="0.000439" calcext:value-type="float">
            <text:p>0.00043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0.032288" calcext:value-type="float">
            <text:p>0.032288</text:p>
          </table:table-cell>
          <table:table-cell office:value-type="float" office:value="2672" calcext:value-type="float">
            <text:p>267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ORB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118" calcext:value-type="float">
            <text:p>118</text:p>
          </table:table-cell>
          <table:table-cell office:value-type="float" office:value="0.00045" calcext:value-type="float">
            <text:p>0.0004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2639" calcext:value-type="float">
            <text:p>263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ORB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114" calcext:value-type="float">
            <text:p>114</text:p>
          </table:table-cell>
          <table:table-cell office:value-type="float" office:value="0.000432" calcext:value-type="float">
            <text:p>0.00043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0.032371" calcext:value-type="float">
            <text:p>0.032371</text:p>
          </table:table-cell>
          <table:table-cell office:value-type="float" office:value="2735" calcext:value-type="float">
            <text:p>273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RB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85" calcext:value-type="float">
            <text:p>85</text:p>
          </table:table-cell>
          <table:table-cell office:value-type="float" office:value="0.000434" calcext:value-type="float">
            <text:p>0.00043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0.032433" calcext:value-type="float">
            <text:p>0.032433</text:p>
          </table:table-cell>
          <table:table-cell office:value-type="float" office:value="2628" calcext:value-type="float">
            <text:p>262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IFT</text:p>
          </table:table-cell>
          <table:table-cell office:value-type="float" office:value="0.026134" calcext:value-type="float">
            <text:p>0.026134</text:p>
          </table:table-cell>
          <table:table-cell office:value-type="float" office:value="193" calcext:value-type="float">
            <text:p>193</text:p>
          </table:table-cell>
          <table:table-cell office:value-type="float" office:value="0.000545" calcext:value-type="float">
            <text:p>0.00054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0.032508" calcext:value-type="float">
            <text:p>0.032508</text:p>
          </table:table-cell>
          <table:table-cell office:value-type="float" office:value="2735" calcext:value-type="float">
            <text:p>273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REAK</text:p>
          </table:table-cell>
          <table:table-cell office:value-type="float" office:value="0.032635" calcext:value-type="float">
            <text:p>0.032635</text:p>
          </table:table-cell>
          <table:table-cell office:value-type="float" office:value="114" calcext:value-type="float">
            <text:p>114</text:p>
          </table:table-cell>
          <table:table-cell office:value-type="float" office:value="0.000977" calcext:value-type="float">
            <text:p>0.00097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ORB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112" calcext:value-type="float">
            <text:p>112</text:p>
          </table:table-cell>
          <table:table-cell office:value-type="float" office:value="0.000448" calcext:value-type="float">
            <text:p>0.000448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0.032634" calcext:value-type="float">
            <text:p>0.032634</text:p>
          </table:table-cell>
          <table:table-cell office:value-type="float" office:value="2757" calcext:value-type="float">
            <text:p>275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REAK</text:p>
          </table:table-cell>
          <table:table-cell office:value-type="float" office:value="0.029697" calcext:value-type="float">
            <text:p>0.029697</text:p>
          </table:table-cell>
          <table:table-cell office:value-type="float" office:value="114" calcext:value-type="float">
            <text:p>114</text:p>
          </table:table-cell>
          <table:table-cell office:value-type="float" office:value="0.000674" calcext:value-type="float">
            <text:p>0.00067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0.032724" calcext:value-type="float">
            <text:p>0.032724</text:p>
          </table:table-cell>
          <table:table-cell office:value-type="float" office:value="2695" calcext:value-type="float">
            <text:p>269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RB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82" calcext:value-type="float">
            <text:p>82</text:p>
          </table:table-cell>
          <table:table-cell office:value-type="float" office:value="0.00051" calcext:value-type="float">
            <text:p>0.0005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0.032777" calcext:value-type="float">
            <text:p>0.032777</text:p>
          </table:table-cell>
          <table:table-cell office:value-type="float" office:value="2695" calcext:value-type="float">
            <text:p>269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IFT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168" calcext:value-type="float">
            <text:p>168</text:p>
          </table:table-cell>
          <table:table-cell office:value-type="float" office:value="0.000679" calcext:value-type="float">
            <text:p>0.00067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0.032884" calcext:value-type="float">
            <text:p>0.032884</text:p>
          </table:table-cell>
          <table:table-cell office:value-type="float" office:value="2757" calcext:value-type="float">
            <text:p>275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ORB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94" calcext:value-type="float">
            <text:p>94</text:p>
          </table:table-cell>
          <table:table-cell office:value-type="float" office:value="0.000472" calcext:value-type="float">
            <text:p>0.000472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0.032935" calcext:value-type="float">
            <text:p>0.032935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IFT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190" calcext:value-type="float">
            <text:p>190</text:p>
          </table:table-cell>
          <table:table-cell office:value-type="float" office:value="0.000557" calcext:value-type="float">
            <text:p>0.00055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0.032959" calcext:value-type="float">
            <text:p>0.032959</text:p>
          </table:table-cell>
          <table:table-cell office:value-type="float" office:value="2777" calcext:value-type="float">
            <text:p>277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RIEF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136" calcext:value-type="float">
            <text:p>136</text:p>
          </table:table-cell>
          <table:table-cell office:value-type="float" office:value="0.000449" calcext:value-type="float">
            <text:p>0.00044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0.033023" calcext:value-type="float">
            <text:p>0.033023</text:p>
          </table:table-cell>
          <table:table-cell office:value-type="float" office:value="2757" calcext:value-type="float">
            <text:p>275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IFT</text:p>
          </table:table-cell>
          <table:table-cell office:value-type="float" office:value="0.026421" calcext:value-type="float">
            <text:p>0.026421</text:p>
          </table:table-cell>
          <table:table-cell office:value-type="float" office:value="177" calcext:value-type="float">
            <text:p>177</text:p>
          </table:table-cell>
          <table:table-cell office:value-type="float" office:value="0.00046" calcext:value-type="float">
            <text:p>0.0004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0.033095" calcext:value-type="float">
            <text:p>0.033095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RIEF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153" calcext:value-type="float">
            <text:p>153</text:p>
          </table:table-cell>
          <table:table-cell office:value-type="float" office:value="0.000458" calcext:value-type="float">
            <text:p>0.00045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0.033251" calcext:value-type="float">
            <text:p>0.033251</text:p>
          </table:table-cell>
          <table:table-cell office:value-type="float" office:value="2628" calcext:value-type="float">
            <text:p>262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RB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112" calcext:value-type="float">
            <text:p>112</text:p>
          </table:table-cell>
          <table:table-cell office:value-type="float" office:value="0.000576" calcext:value-type="float">
            <text:p>0.00057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0.033306" calcext:value-type="float">
            <text:p>0.033306</text:p>
          </table:table-cell>
          <table:table-cell office:value-type="float" office:value="2672" calcext:value-type="float">
            <text:p>267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IFT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181" calcext:value-type="float">
            <text:p>181</text:p>
          </table:table-cell>
          <table:table-cell office:value-type="float" office:value="0.000466" calcext:value-type="float">
            <text:p>0.0004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0.033318" calcext:value-type="float">
            <text:p>0.033318</text:p>
          </table:table-cell>
          <table:table-cell office:value-type="float" office:value="2777" calcext:value-type="float">
            <text:p>277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ORB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92" calcext:value-type="float">
            <text:p>92</text:p>
          </table:table-cell>
          <table:table-cell office:value-type="float" office:value="0.000466" calcext:value-type="float">
            <text:p>0.00046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0.033435" calcext:value-type="float">
            <text:p>0.033435</text:p>
          </table:table-cell>
          <table:table-cell office:value-type="float" office:value="2741" calcext:value-type="float">
            <text:p>274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IFT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187" calcext:value-type="float">
            <text:p>187</text:p>
          </table:table-cell>
          <table:table-cell office:value-type="float" office:value="0.000504" calcext:value-type="float">
            <text:p>0.00050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0.033654" calcext:value-type="float">
            <text:p>0.033654</text:p>
          </table:table-cell>
          <table:table-cell office:value-type="float" office:value="2757" calcext:value-type="float">
            <text:p>275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ORB</text:p>
          </table:table-cell>
          <table:table-cell office:value-type="float" office:value="0.004309" calcext:value-type="float">
            <text:p>0.00430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0.033916" calcext:value-type="float">
            <text:p>0.033916</text:p>
          </table:table-cell>
          <table:table-cell office:value-type="float" office:value="2695" calcext:value-type="float">
            <text:p>269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RIEF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147" calcext:value-type="float">
            <text:p>147</text:p>
          </table:table-cell>
          <table:table-cell office:value-type="float" office:value="0.000436" calcext:value-type="float">
            <text:p>0.000436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0.034051" calcext:value-type="float">
            <text:p>0.034051</text:p>
          </table:table-cell>
          <table:table-cell office:value-type="float" office:value="2757" calcext:value-type="float">
            <text:p>275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RIEF</text:p>
          </table:table-cell>
          <table:table-cell office:value-type="float" office:value="0.001294" calcext:value-type="float">
            <text:p>0.001294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0.034355" calcext:value-type="float">
            <text:p>0.034355</text:p>
          </table:table-cell>
          <table:table-cell office:value-type="float" office:value="2757" calcext:value-type="float">
            <text:p>275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IFT</text:p>
          </table:table-cell>
          <table:table-cell office:value-type="float" office:value="0.030337" calcext:value-type="float">
            <text:p>0.0303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0.034551" calcext:value-type="float">
            <text:p>0.034551</text:p>
          </table:table-cell>
          <table:table-cell office:value-type="float" office:value="2741" calcext:value-type="float">
            <text:p>274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RIEF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160" calcext:value-type="float">
            <text:p>160</text:p>
          </table:table-cell>
          <table:table-cell office:value-type="float" office:value="0.000589" calcext:value-type="float">
            <text:p>0.00058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0.034794" calcext:value-type="float">
            <text:p>0.034794</text:p>
          </table:table-cell>
          <table:table-cell office:value-type="float" office:value="2639" calcext:value-type="float">
            <text:p>263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IFT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173" calcext:value-type="float">
            <text:p>173</text:p>
          </table:table-cell>
          <table:table-cell office:value-type="float" office:value="0.000473" calcext:value-type="float">
            <text:p>0.000473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2757" calcext:value-type="float">
            <text:p>275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0.035087" calcext:value-type="float">
            <text:p>0.035087</text:p>
          </table:table-cell>
          <table:table-cell office:value-type="float" office:value="2777" calcext:value-type="float">
            <text:p>277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IFT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177" calcext:value-type="float">
            <text:p>177</text:p>
          </table:table-cell>
          <table:table-cell office:value-type="float" office:value="0.000513" calcext:value-type="float">
            <text:p>0.00051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0.035248" calcext:value-type="float">
            <text:p>0.035248</text:p>
          </table:table-cell>
          <table:table-cell office:value-type="float" office:value="2757" calcext:value-type="float">
            <text:p>275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RIEF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140" calcext:value-type="float">
            <text:p>140</text:p>
          </table:table-cell>
          <table:table-cell office:value-type="float" office:value="0.000502" calcext:value-type="float">
            <text:p>0.00050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0.036096" calcext:value-type="float">
            <text:p>0.036096</text:p>
          </table:table-cell>
          <table:table-cell office:value-type="float" office:value="2741" calcext:value-type="float">
            <text:p>274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REAK</text:p>
          </table:table-cell>
          <table:table-cell office:value-type="float" office:value="0.033681" calcext:value-type="float">
            <text:p>0.033681</text:p>
          </table:table-cell>
          <table:table-cell office:value-type="float" office:value="119" calcext:value-type="float">
            <text:p>119</text:p>
          </table:table-cell>
          <table:table-cell office:value-type="float" office:value="0.00071" calcext:value-type="float">
            <text:p>0.0007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0.041275" calcext:value-type="float">
            <text:p>0.041275</text:p>
          </table:table-cell>
          <table:table-cell office:value-type="float" office:value="2735" calcext:value-type="float">
            <text:p>273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IFT</text:p>
          </table:table-cell>
          <table:table-cell office:value-type="float" office:value="0.022859" calcext:value-type="float">
            <text:p>0.022859</text:p>
          </table:table-cell>
          <table:table-cell office:value-type="float" office:value="171" calcext:value-type="float">
            <text:p>171</text:p>
          </table:table-cell>
          <table:table-cell office:value-type="float" office:value="0.002062" calcext:value-type="float">
            <text:p>0.00206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0.046932" calcext:value-type="float">
            <text:p>0.046932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IFT</text:p>
          </table:table-cell>
          <table:table-cell office:value-type="float" office:value="0.022173" calcext:value-type="float">
            <text:p>0.022173</text:p>
          </table:table-cell>
          <table:table-cell office:value-type="float" office:value="147" calcext:value-type="float">
            <text:p>147</text:p>
          </table:table-cell>
          <table:table-cell office:value-type="float" office:value="0.000389" calcext:value-type="float">
            <text:p>0.00038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0.047745" calcext:value-type="float">
            <text:p>0.047745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REAK</text:p>
          </table:table-cell>
          <table:table-cell office:value-type="float" office:value="0.038553" calcext:value-type="float">
            <text:p>0.038553</text:p>
          </table:table-cell>
          <table:table-cell office:value-type="float" office:value="126" calcext:value-type="float">
            <text:p>126</text:p>
          </table:table-cell>
          <table:table-cell office:value-type="float" office:value="0.000484" calcext:value-type="float">
            <text:p>0.000484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0.049421" calcext:value-type="float">
            <text:p>0.049421</text:p>
          </table:table-cell>
          <table:table-cell office:value-type="float" office:value="1311" calcext:value-type="float">
            <text:p>13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ORB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95" calcext:value-type="float">
            <text:p>95</text:p>
          </table:table-cell>
          <table:table-cell office:value-type="float" office:value="0.000225" calcext:value-type="float">
            <text:p>0.00022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0.049918" calcext:value-type="float">
            <text:p>0.04991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REAK</text:p>
          </table:table-cell>
          <table:table-cell office:value-type="float" office:value="0.035719" calcext:value-type="float">
            <text:p>0.035719</text:p>
          </table:table-cell>
          <table:table-cell office:value-type="float" office:value="113" calcext:value-type="float">
            <text:p>113</text:p>
          </table:table-cell>
          <table:table-cell office:value-type="float" office:value="0.000448" calcext:value-type="float">
            <text:p>0.00044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0.050304" calcext:value-type="float">
            <text:p>0.050304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AK</text:p>
          </table:table-cell>
          <table:table-cell office:value-type="float" office:value="0.031732" calcext:value-type="float">
            <text:p>0.031732</text:p>
          </table:table-cell>
          <table:table-cell office:value-type="float" office:value="100" calcext:value-type="float">
            <text:p>100</text:p>
          </table:table-cell>
          <table:table-cell office:value-type="float" office:value="0.000375" calcext:value-type="float">
            <text:p>0.00037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0.05102" calcext:value-type="float">
            <text:p>0.05102</text:p>
          </table:table-cell>
          <table:table-cell office:value-type="float" office:value="1357" calcext:value-type="float">
            <text:p>13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IFT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153" calcext:value-type="float">
            <text:p>153</text:p>
          </table:table-cell>
          <table:table-cell office:value-type="float" office:value="0.000363" calcext:value-type="float">
            <text:p>0.000363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0.051617" calcext:value-type="float">
            <text:p>0.051617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IFT</text:p>
          </table:table-cell>
          <table:table-cell office:value-type="float" office:value="0.020177" calcext:value-type="float">
            <text:p>0.020177</text:p>
          </table:table-cell>
          <table:table-cell office:value-type="float" office:value="149" calcext:value-type="float">
            <text:p>149</text:p>
          </table:table-cell>
          <table:table-cell office:value-type="float" office:value="0.000285" calcext:value-type="float">
            <text:p>0.00028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0.051648" calcext:value-type="float">
            <text:p>0.051648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RB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100" calcext:value-type="float">
            <text:p>100</text:p>
          </table:table-cell>
          <table:table-cell office:value-type="float" office:value="0.000288" calcext:value-type="float">
            <text:p>0.00028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0.051909" calcext:value-type="float">
            <text:p>0.051909</text:p>
          </table:table-cell>
          <table:table-cell office:value-type="float" office:value="1311" calcext:value-type="float">
            <text:p>13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FT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134" calcext:value-type="float">
            <text:p>134</text:p>
          </table:table-cell>
          <table:table-cell office:value-type="float" office:value="0.000441" calcext:value-type="float">
            <text:p>0.00044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0.052049" calcext:value-type="float">
            <text:p>0.052049</text:p>
          </table:table-cell>
          <table:table-cell office:value-type="float" office:value="1357" calcext:value-type="float">
            <text:p>13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REAK</text:p>
          </table:table-cell>
          <table:table-cell office:value-type="float" office:value="0.03741" calcext:value-type="float">
            <text:p>0.03741</text:p>
          </table:table-cell>
          <table:table-cell office:value-type="float" office:value="116" calcext:value-type="float">
            <text:p>116</text:p>
          </table:table-cell>
          <table:table-cell office:value-type="float" office:value="0.000553" calcext:value-type="float">
            <text:p>0.00055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0.052372" calcext:value-type="float">
            <text:p>0.052372</text:p>
          </table:table-cell>
          <table:table-cell office:value-type="float" office:value="1347" calcext:value-type="float">
            <text:p>134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REAK</text:p>
          </table:table-cell>
          <table:table-cell office:value-type="float" office:value="0.035654" calcext:value-type="float">
            <text:p>0.035654</text:p>
          </table:table-cell>
          <table:table-cell office:value-type="float" office:value="97" calcext:value-type="float">
            <text:p>97</text:p>
          </table:table-cell>
          <table:table-cell office:value-type="float" office:value="0.000468" calcext:value-type="float">
            <text:p>0.00046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0.05282" calcext:value-type="float">
            <text:p>0.05282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RIEF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133" calcext:value-type="float">
            <text:p>133</text:p>
          </table:table-cell>
          <table:table-cell office:value-type="float" office:value="0.000258" calcext:value-type="float">
            <text:p>0.00025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0.053007" calcext:value-type="float">
            <text:p>0.053007</text:p>
          </table:table-cell>
          <table:table-cell office:value-type="float" office:value="1311" calcext:value-type="float">
            <text:p>13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RIEF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116" calcext:value-type="float">
            <text:p>116</text:p>
          </table:table-cell>
          <table:table-cell office:value-type="float" office:value="0.000613" calcext:value-type="float">
            <text:p>0.00061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0.053196" calcext:value-type="float">
            <text:p>0.053196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IFT</text:p>
          </table:table-cell>
          <table:table-cell office:value-type="float" office:value="0.021245" calcext:value-type="float">
            <text:p>0.021245</text:p>
          </table:table-cell>
          <table:table-cell office:value-type="float" office:value="147" calcext:value-type="float">
            <text:p>147</text:p>
          </table:table-cell>
          <table:table-cell office:value-type="float" office:value="0.001103" calcext:value-type="float">
            <text:p>0.001103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0.053433" calcext:value-type="float">
            <text:p>0.053433</text:p>
          </table:table-cell>
          <table:table-cell office:value-type="float" office:value="1351" calcext:value-type="float">
            <text:p>135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FT</text:p>
          </table:table-cell>
          <table:table-cell office:value-type="float" office:value="0.022238" calcext:value-type="float">
            <text:p>0.022238</text:p>
          </table:table-cell>
          <table:table-cell office:value-type="float" office:value="129" calcext:value-type="float">
            <text:p>129</text:p>
          </table:table-cell>
          <table:table-cell office:value-type="float" office:value="0.000328" calcext:value-type="float">
            <text:p>0.00032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0.053658" calcext:value-type="float">
            <text:p>0.053658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RIEF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105" calcext:value-type="float">
            <text:p>105</text:p>
          </table:table-cell>
          <table:table-cell office:value-type="float" office:value="0.00029" calcext:value-type="float">
            <text:p>0.0002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0.054139" calcext:value-type="float">
            <text:p>0.054139</text:p>
          </table:table-cell>
          <table:table-cell office:value-type="float" office:value="1360" calcext:value-type="float">
            <text:p>13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IFT</text:p>
          </table:table-cell>
          <table:table-cell office:value-type="float" office:value="0.023254" calcext:value-type="float">
            <text:p>0.023254</text:p>
          </table:table-cell>
          <table:table-cell office:value-type="float" office:value="136" calcext:value-type="float">
            <text:p>136</text:p>
          </table:table-cell>
          <table:table-cell office:value-type="float" office:value="0.000265" calcext:value-type="float">
            <text:p>0.00026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0.054237" calcext:value-type="float">
            <text:p>0.054237</text:p>
          </table:table-cell>
          <table:table-cell office:value-type="float" office:value="1360" calcext:value-type="float">
            <text:p>13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EAK</text:p>
          </table:table-cell>
          <table:table-cell office:value-type="float" office:value="0.034933" calcext:value-type="float">
            <text:p>0.034933</text:p>
          </table:table-cell>
          <table:table-cell office:value-type="float" office:value="97" calcext:value-type="float">
            <text:p>97</text:p>
          </table:table-cell>
          <table:table-cell office:value-type="float" office:value="0.000378" calcext:value-type="float">
            <text:p>0.000378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0.054691" calcext:value-type="float">
            <text:p>0.054691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ORB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117" calcext:value-type="float">
            <text:p>117</text:p>
          </table:table-cell>
          <table:table-cell office:value-type="float" office:value="0.000232" calcext:value-type="float">
            <text:p>0.00023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1347" calcext:value-type="float">
            <text:p>134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KAZE</text:p>
          </table:table-cell>
          <table:table-cell office:value-type="float" office:value="0.04431" calcext:value-type="float">
            <text:p>0.04431</text:p>
          </table:table-cell>
          <table:table-cell office:value-type="float" office:value="120" calcext:value-type="float">
            <text:p>120</text:p>
          </table:table-cell>
          <table:table-cell office:value-type="float" office:value="0.000322" calcext:value-type="float">
            <text:p>0.00032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0.055073" calcext:value-type="float">
            <text:p>0.055073</text:p>
          </table:table-cell>
          <table:table-cell office:value-type="float" office:value="1311" calcext:value-type="float">
            <text:p>13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EAK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104" calcext:value-type="float">
            <text:p>104</text:p>
          </table:table-cell>
          <table:table-cell office:value-type="float" office:value="0.000365" calcext:value-type="float">
            <text:p>0.00036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0.055129" calcext:value-type="float">
            <text:p>0.055129</text:p>
          </table:table-cell>
          <table:table-cell office:value-type="float" office:value="1351" calcext:value-type="float">
            <text:p>135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EAK</text:p>
          </table:table-cell>
          <table:table-cell office:value-type="float" office:value="0.035895" calcext:value-type="float">
            <text:p>0.035895</text:p>
          </table:table-cell>
          <table:table-cell office:value-type="float" office:value="94" calcext:value-type="float">
            <text:p>94</text:p>
          </table:table-cell>
          <table:table-cell office:value-type="float" office:value="0.000678" calcext:value-type="float">
            <text:p>0.00067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0.055643" calcext:value-type="float">
            <text:p>0.05564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RIEF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128" calcext:value-type="float">
            <text:p>128</text:p>
          </table:table-cell>
          <table:table-cell office:value-type="float" office:value="0.000344" calcext:value-type="float">
            <text:p>0.00034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0.055828" calcext:value-type="float">
            <text:p>0.055828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REAK</text:p>
          </table:table-cell>
          <table:table-cell office:value-type="float" office:value="0.036376" calcext:value-type="float">
            <text:p>0.036376</text:p>
          </table:table-cell>
          <table:table-cell office:value-type="float" office:value="115" calcext:value-type="float">
            <text:p>115</text:p>
          </table:table-cell>
          <table:table-cell office:value-type="float" office:value="0.000408" calcext:value-type="float">
            <text:p>0.00040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0.055836" calcext:value-type="float">
            <text:p>0.055836</text:p>
          </table:table-cell>
          <table:table-cell office:value-type="float" office:value="1311" calcext:value-type="float">
            <text:p>13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KAZE</text:p>
          </table:table-cell>
          <table:table-cell office:value-type="float" office:value="0.047025" calcext:value-type="float">
            <text:p>0.047025</text:p>
          </table:table-cell>
          <table:table-cell office:value-type="float" office:value="127" calcext:value-type="float">
            <text:p>127</text:p>
          </table:table-cell>
          <table:table-cell office:value-type="float" office:value="0.000531" calcext:value-type="float">
            <text:p>0.00053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0.055842" calcext:value-type="float">
            <text:p>0.055842</text:p>
          </table:table-cell>
          <table:table-cell office:value-type="float" office:value="1357" calcext:value-type="float">
            <text:p>13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RIEF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134" calcext:value-type="float">
            <text:p>134</text:p>
          </table:table-cell>
          <table:table-cell office:value-type="float" office:value="0.000363" calcext:value-type="float">
            <text:p>0.00036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0.055878" calcext:value-type="float">
            <text:p>0.055878</text:p>
          </table:table-cell>
          <table:table-cell office:value-type="float" office:value="1360" calcext:value-type="float">
            <text:p>13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RIEF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107" calcext:value-type="float">
            <text:p>107</text:p>
          </table:table-cell>
          <table:table-cell office:value-type="float" office:value="0.000212" calcext:value-type="float">
            <text:p>0.00021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1357" calcext:value-type="float">
            <text:p>13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RB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112" calcext:value-type="float">
            <text:p>112</text:p>
          </table:table-cell>
          <table:table-cell office:value-type="float" office:value="0.000298" calcext:value-type="float">
            <text:p>0.00029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0.056216" calcext:value-type="float">
            <text:p>0.056216</text:p>
          </table:table-cell>
          <table:table-cell office:value-type="float" office:value="1351" calcext:value-type="float">
            <text:p>135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RIEF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110" calcext:value-type="float">
            <text:p>110</text:p>
          </table:table-cell>
          <table:table-cell office:value-type="float" office:value="0.001355" calcext:value-type="float">
            <text:p>0.00135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0.056756" calcext:value-type="float">
            <text:p>0.056756</text:p>
          </table:table-cell>
          <table:table-cell office:value-type="float" office:value="1351" calcext:value-type="float">
            <text:p>135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RB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96" calcext:value-type="float">
            <text:p>96</text:p>
          </table:table-cell>
          <table:table-cell office:value-type="float" office:value="0.000277" calcext:value-type="float">
            <text:p>0.00027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0.056906" calcext:value-type="float">
            <text:p>0.056906</text:p>
          </table:table-cell>
          <table:table-cell office:value-type="float" office:value="1347" calcext:value-type="float">
            <text:p>134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RIEF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116" calcext:value-type="float">
            <text:p>116</text:p>
          </table:table-cell>
          <table:table-cell office:value-type="float" office:value="0.000242" calcext:value-type="float">
            <text:p>0.00024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0.057338" calcext:value-type="float">
            <text:p>0.057338</text:p>
          </table:table-cell>
          <table:table-cell office:value-type="float" office:value="1360" calcext:value-type="float">
            <text:p>13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RB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83" calcext:value-type="float">
            <text:p>83</text:p>
          </table:table-cell>
          <table:table-cell office:value-type="float" office:value="0.000393" calcext:value-type="float">
            <text:p>0.00039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0.057789" calcext:value-type="float">
            <text:p>0.057789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KAZE</text:p>
          </table:table-cell>
          <table:table-cell office:value-type="float" office:value="0.045918" calcext:value-type="float">
            <text:p>0.045918</text:p>
          </table:table-cell>
          <table:table-cell office:value-type="float" office:value="137" calcext:value-type="float">
            <text:p>137</text:p>
          </table:table-cell>
          <table:table-cell office:value-type="float" office:value="0.000454" calcext:value-type="float">
            <text:p>0.0004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0.057852" calcext:value-type="float">
            <text:p>0.057852</text:p>
          </table:table-cell>
          <table:table-cell office:value-type="float" office:value="1347" calcext:value-type="float">
            <text:p>134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IFT</text:p>
          </table:table-cell>
          <table:table-cell office:value-type="float" office:value="0.021717" calcext:value-type="float">
            <text:p>0.021717</text:p>
          </table:table-cell>
          <table:table-cell office:value-type="float" office:value="136" calcext:value-type="float">
            <text:p>136</text:p>
          </table:table-cell>
          <table:table-cell office:value-type="float" office:value="0.000531" calcext:value-type="float">
            <text:p>0.00053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0.058391" calcext:value-type="float">
            <text:p>0.058391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KAZE</text:p>
          </table:table-cell>
          <table:table-cell office:value-type="float" office:value="0.042668" calcext:value-type="float">
            <text:p>0.042668</text:p>
          </table:table-cell>
          <table:table-cell office:value-type="float" office:value="126" calcext:value-type="float">
            <text:p>126</text:p>
          </table:table-cell>
          <table:table-cell office:value-type="float" office:value="0.000656" calcext:value-type="float">
            <text:p>0.00065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0.058589" calcext:value-type="float">
            <text:p>0.058589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KAZE</text:p>
          </table:table-cell>
          <table:table-cell office:value-type="float" office:value="0.043535" calcext:value-type="float">
            <text:p>0.043535</text:p>
          </table:table-cell>
          <table:table-cell office:value-type="float" office:value="132" calcext:value-type="float">
            <text:p>132</text:p>
          </table:table-cell>
          <table:table-cell office:value-type="float" office:value="0.000481" calcext:value-type="float">
            <text:p>0.00048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0.058857" calcext:value-type="float">
            <text:p>0.05885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RIEF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128" calcext:value-type="float">
            <text:p>128</text:p>
          </table:table-cell>
          <table:table-cell office:value-type="float" office:value="0.000268" calcext:value-type="float">
            <text:p>0.000268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0.059046" calcext:value-type="float">
            <text:p>0.059046</text:p>
          </table:table-cell>
          <table:table-cell office:value-type="float" office:value="1351" calcext:value-type="float">
            <text:p>135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KAZE</text:p>
          </table:table-cell>
          <table:table-cell office:value-type="float" office:value="0.044173" calcext:value-type="float">
            <text:p>0.04417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0.059141" calcext:value-type="float">
            <text:p>0.059141</text:p>
          </table:table-cell>
          <table:table-cell office:value-type="float" office:value="1347" calcext:value-type="float">
            <text:p>134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ORB</text:p>
          </table:table-cell>
          <table:table-cell office:value-type="float" office:value="0.002833" calcext:value-type="float">
            <text:p>0.002833</text:p>
          </table:table-cell>
          <table:table-cell office:value-type="float" office:value="90" calcext:value-type="float">
            <text:p>90</text:p>
          </table:table-cell>
          <table:table-cell office:value-type="float" office:value="0.000251" calcext:value-type="float">
            <text:p>0.00025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0.059416" calcext:value-type="float">
            <text:p>0.059416</text:p>
          </table:table-cell>
          <table:table-cell office:value-type="float" office:value="1351" calcext:value-type="float">
            <text:p>135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RIEF</text:p>
          </table:table-cell>
          <table:table-cell office:value-type="float" office:value="0.001105" calcext:value-type="float">
            <text:p>0.00110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0.060124" calcext:value-type="float">
            <text:p>0.060124</text:p>
          </table:table-cell>
          <table:table-cell office:value-type="float" office:value="1360" calcext:value-type="float">
            <text:p>13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KAZE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116" calcext:value-type="float">
            <text:p>116</text:p>
          </table:table-cell>
          <table:table-cell office:value-type="float" office:value="0.000536" calcext:value-type="float">
            <text:p>0.00053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0.060177" calcext:value-type="float">
            <text:p>0.060177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RB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117" calcext:value-type="float">
            <text:p>117</text:p>
          </table:table-cell>
          <table:table-cell office:value-type="float" office:value="0.000295" calcext:value-type="float">
            <text:p>0.00029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0.060594" calcext:value-type="float">
            <text:p>0.060594</text:p>
          </table:table-cell>
          <table:table-cell office:value-type="float" office:value="1351" calcext:value-type="float">
            <text:p>135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RB</text:p>
          </table:table-cell>
          <table:table-cell office:value-type="float" office:value="0.003479" calcext:value-type="float">
            <text:p>0.00347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0.060681" calcext:value-type="float">
            <text:p>0.060681</text:p>
          </table:table-cell>
          <table:table-cell office:value-type="float" office:value="1351" calcext:value-type="float">
            <text:p>135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KAZE</text:p>
          </table:table-cell>
          <table:table-cell office:value-type="float" office:value="0.047167" calcext:value-type="float">
            <text:p>0.047167</text:p>
          </table:table-cell>
          <table:table-cell office:value-type="float" office:value="124" calcext:value-type="float">
            <text:p>124</text:p>
          </table:table-cell>
          <table:table-cell office:value-type="float" office:value="0.000404" calcext:value-type="float">
            <text:p>0.00040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0.060995" calcext:value-type="float">
            <text:p>0.060995</text:p>
          </table:table-cell>
          <table:table-cell office:value-type="float" office:value="1351" calcext:value-type="float">
            <text:p>135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EAK</text:p>
          </table:table-cell>
          <table:table-cell office:value-type="float" office:value="0.036777" calcext:value-type="float">
            <text:p>0.03677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0.062425" calcext:value-type="float">
            <text:p>0.062425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RB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103" calcext:value-type="float">
            <text:p>103</text:p>
          </table:table-cell>
          <table:table-cell office:value-type="float" office:value="0.000428" calcext:value-type="float">
            <text:p>0.00042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0.062661" calcext:value-type="float">
            <text:p>0.062661</text:p>
          </table:table-cell>
          <table:table-cell office:value-type="float" office:value="1357" calcext:value-type="float">
            <text:p>13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KAZE</text:p>
          </table:table-cell>
          <table:table-cell office:value-type="float" office:value="0.047027" calcext:value-type="float">
            <text:p>0.047027</text:p>
          </table:table-cell>
          <table:table-cell office:value-type="float" office:value="138" calcext:value-type="float">
            <text:p>138</text:p>
          </table:table-cell>
          <table:table-cell office:value-type="float" office:value="0.000436" calcext:value-type="float">
            <text:p>0.000436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0.062936" calcext:value-type="float">
            <text:p>0.062936</text:p>
          </table:table-cell>
          <table:table-cell office:value-type="float" office:value="1351" calcext:value-type="float">
            <text:p>135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IFT</text:p>
          </table:table-cell>
          <table:table-cell office:value-type="float" office:value="0.031389" calcext:value-type="float">
            <text:p>0.031389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0.063917" calcext:value-type="float">
            <text:p>0.063917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KAZE</text:p>
          </table:table-cell>
          <table:table-cell office:value-type="float" office:value="0.048416" calcext:value-type="float">
            <text:p>0.048416</text:p>
          </table:table-cell>
          <table:table-cell office:value-type="float" office:value="141" calcext:value-type="float">
            <text:p>141</text:p>
          </table:table-cell>
          <table:table-cell office:value-type="float" office:value="0.000446" calcext:value-type="float">
            <text:p>0.00044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0.063989" calcext:value-type="float">
            <text:p>0.063989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IFT</text:p>
          </table:table-cell>
          <table:table-cell office:value-type="float" office:value="0.031724" calcext:value-type="float">
            <text:p>0.031724</text:p>
          </table:table-cell>
          <table:table-cell office:value-type="float" office:value="132" calcext:value-type="float">
            <text:p>132</text:p>
          </table:table-cell>
          <table:table-cell office:value-type="float" office:value="0.000265" calcext:value-type="float">
            <text:p>0.00026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0.072496" calcext:value-type="float">
            <text:p>0.072496</text:p>
          </table:table-cell>
          <table:table-cell office:value-type="float" office:value="1380" calcext:value-type="float">
            <text:p>138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IFT</text:p>
          </table:table-cell>
          <table:table-cell office:value-type="float" office:value="0.073973" calcext:value-type="float">
            <text:p>0.073973</text:p>
          </table:table-cell>
          <table:table-cell office:value-type="float" office:value="79" calcext:value-type="float">
            <text:p>79</text:p>
          </table:table-cell>
          <table:table-cell office:value-type="float" office:value="0.000135" calcext:value-type="float">
            <text:p>0.00013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0.073403" calcext:value-type="float">
            <text:p>0.073403</text:p>
          </table:table-cell>
          <table:table-cell office:value-type="float" office:value="1382" calcext:value-type="float">
            <text:p>138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IFT</text:p>
          </table:table-cell>
          <table:table-cell office:value-type="float" office:value="0.070062" calcext:value-type="float">
            <text:p>0.070062</text:p>
          </table:table-cell>
          <table:table-cell office:value-type="float" office:value="82" calcext:value-type="float">
            <text:p>82</text:p>
          </table:table-cell>
          <table:table-cell office:value-type="float" office:value="0.000184" calcext:value-type="float">
            <text:p>0.000184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0.07367" calcext:value-type="float">
            <text:p>0.07367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IFT</text:p>
          </table:table-cell>
          <table:table-cell office:value-type="float" office:value="0.070166" calcext:value-type="float">
            <text:p>0.070166</text:p>
          </table:table-cell>
          <table:table-cell office:value-type="float" office:value="92" calcext:value-type="float">
            <text:p>92</text:p>
          </table:table-cell>
          <table:table-cell office:value-type="float" office:value="0.000131" calcext:value-type="float">
            <text:p>0.00013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0.07376" calcext:value-type="float">
            <text:p>0.07376</text:p>
          </table:table-cell>
          <table:table-cell office:value-type="float" office:value="1463" calcext:value-type="float">
            <text:p>14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IFT</text:p>
          </table:table-cell>
          <table:table-cell office:value-type="float" office:value="0.070202" calcext:value-type="float">
            <text:p>0.070202</text:p>
          </table:table-cell>
          <table:table-cell office:value-type="float" office:value="100" calcext:value-type="float">
            <text:p>100</text:p>
          </table:table-cell>
          <table:table-cell office:value-type="float" office:value="0.000147" calcext:value-type="float">
            <text:p>0.00014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0.074406" calcext:value-type="float">
            <text:p>0.074406</text:p>
          </table:table-cell>
          <table:table-cell office:value-type="float" office:value="1396" calcext:value-type="float">
            <text:p>139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IFT</text:p>
          </table:table-cell>
          <table:table-cell office:value-type="float" office:value="0.070366" calcext:value-type="float">
            <text:p>0.070366</text:p>
          </table:table-cell>
          <table:table-cell office:value-type="float" office:value="82" calcext:value-type="float">
            <text:p>82</text:p>
          </table:table-cell>
          <table:table-cell office:value-type="float" office:value="0.00014" calcext:value-type="float">
            <text:p>0.0001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1370" calcext:value-type="float">
            <text:p>137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IFT</text:p>
          </table:table-cell>
          <table:table-cell office:value-type="float" office:value="0.070423" calcext:value-type="float">
            <text:p>0.070423</text:p>
          </table:table-cell>
          <table:table-cell office:value-type="float" office:value="90" calcext:value-type="float">
            <text:p>90</text:p>
          </table:table-cell>
          <table:table-cell office:value-type="float" office:value="0.000132" calcext:value-type="float">
            <text:p>0.00013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0.075332" calcext:value-type="float">
            <text:p>0.075332</text:p>
          </table:table-cell>
          <table:table-cell office:value-type="float" office:value="1335" calcext:value-type="float">
            <text:p>13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IFT</text:p>
          </table:table-cell>
          <table:table-cell office:value-type="float" office:value="0.071073" calcext:value-type="float">
            <text:p>0.071073</text:p>
          </table:table-cell>
          <table:table-cell office:value-type="float" office:value="83" calcext:value-type="float">
            <text:p>83</text:p>
          </table:table-cell>
          <table:table-cell office:value-type="float" office:value="0.000167" calcext:value-type="float">
            <text:p>0.0001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0.076001" calcext:value-type="float">
            <text:p>0.076001</text:p>
          </table:table-cell>
          <table:table-cell office:value-type="float" office:value="1371" calcext:value-type="float">
            <text:p>137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IFT</text:p>
          </table:table-cell>
          <table:table-cell office:value-type="float" office:value="0.071852" calcext:value-type="float">
            <text:p>0.071852</text:p>
          </table:table-cell>
          <table:table-cell office:value-type="float" office:value="81" calcext:value-type="float">
            <text:p>81</text:p>
          </table:table-cell>
          <table:table-cell office:value-type="float" office:value="0.000222" calcext:value-type="float">
            <text:p>0.00022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0.078099" calcext:value-type="float">
            <text:p>0.078099</text:p>
          </table:table-cell>
          <table:table-cell office:value-type="float" office:value="1422" calcext:value-type="float">
            <text:p>14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IFT</text:p>
          </table:table-cell>
          <table:table-cell office:value-type="float" office:value="0.071626" calcext:value-type="float">
            <text:p>0.071626</text:p>
          </table:table-cell>
          <table:table-cell office:value-type="float" office:value="101" calcext:value-type="float">
            <text:p>101</text:p>
          </table:table-cell>
          <table:table-cell office:value-type="float" office:value="0.000188" calcext:value-type="float">
            <text:p>0.00018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0.084349" calcext:value-type="float">
            <text:p>0.084349</text:p>
          </table:table-cell>
          <table:table-cell office:value-type="float" office:value="1380" calcext:value-type="float">
            <text:p>138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AK</text:p>
          </table:table-cell>
          <table:table-cell office:value-type="float" office:value="0.033341" calcext:value-type="float">
            <text:p>0.033341</text:p>
          </table:table-cell>
          <table:table-cell office:value-type="float" office:value="61" calcext:value-type="float">
            <text:p>61</text:p>
          </table:table-cell>
          <table:table-cell office:value-type="float" office:value="0.000374" calcext:value-type="float">
            <text:p>0.00037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0.086065" calcext:value-type="float">
            <text:p>0.086065</text:p>
          </table:table-cell>
          <table:table-cell office:value-type="float" office:value="1382" calcext:value-type="float">
            <text:p>138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AK</text:p>
          </table:table-cell>
          <table:table-cell office:value-type="float" office:value="0.031912" calcext:value-type="float">
            <text:p>0.031912</text:p>
          </table:table-cell>
          <table:table-cell office:value-type="float" office:value="48" calcext:value-type="float">
            <text:p>48</text:p>
          </table:table-cell>
          <table:table-cell office:value-type="float" office:value="0.000335" calcext:value-type="float">
            <text:p>0.00033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0.086454" calcext:value-type="float">
            <text:p>0.086454</text:p>
          </table:table-cell>
          <table:table-cell office:value-type="float" office:value="1380" calcext:value-type="float">
            <text:p>138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RIEF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70" calcext:value-type="float">
            <text:p>70</text:p>
          </table:table-cell>
          <table:table-cell office:value-type="float" office:value="0.000346" calcext:value-type="float">
            <text:p>0.00034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0.087493" calcext:value-type="float">
            <text:p>0.087493</text:p>
          </table:table-cell>
          <table:table-cell office:value-type="float" office:value="1335" calcext:value-type="float">
            <text:p>13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AK</text:p>
          </table:table-cell>
          <table:table-cell office:value-type="float" office:value="0.031969" calcext:value-type="float">
            <text:p>0.031969</text:p>
          </table:table-cell>
          <table:table-cell office:value-type="float" office:value="52" calcext:value-type="float">
            <text:p>52</text:p>
          </table:table-cell>
          <table:table-cell office:value-type="float" office:value="0.000368" calcext:value-type="float">
            <text:p>0.00036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0.088735" calcext:value-type="float">
            <text:p>0.088735</text:p>
          </table:table-cell>
          <table:table-cell office:value-type="float" office:value="1463" calcext:value-type="float">
            <text:p>14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IEF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70" calcext:value-type="float">
            <text:p>70</text:p>
          </table:table-cell>
          <table:table-cell office:value-type="float" office:value="0.000307" calcext:value-type="float">
            <text:p>0.00030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0.089349" calcext:value-type="float">
            <text:p>0.089349</text:p>
          </table:table-cell>
          <table:table-cell office:value-type="float" office:value="1422" calcext:value-type="float">
            <text:p>14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AK</text:p>
          </table:table-cell>
          <table:table-cell office:value-type="float" office:value="0.032547" calcext:value-type="float">
            <text:p>0.032547</text:p>
          </table:table-cell>
          <table:table-cell office:value-type="float" office:value="65" calcext:value-type="float">
            <text:p>65</text:p>
          </table:table-cell>
          <table:table-cell office:value-type="float" office:value="0.000306" calcext:value-type="float">
            <text:p>0.00030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0.089835" calcext:value-type="float">
            <text:p>0.089835</text:p>
          </table:table-cell>
          <table:table-cell office:value-type="float" office:value="1396" calcext:value-type="float">
            <text:p>139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REAK</text:p>
          </table:table-cell>
          <table:table-cell office:value-type="float" office:value="0.032835" calcext:value-type="float">
            <text:p>0.032835</text:p>
          </table:table-cell>
          <table:table-cell office:value-type="float" office:value="51" calcext:value-type="float">
            <text:p>51</text:p>
          </table:table-cell>
          <table:table-cell office:value-type="float" office:value="0.000334" calcext:value-type="float">
            <text:p>0.00033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0.090322" calcext:value-type="float">
            <text:p>0.090322</text:p>
          </table:table-cell>
          <table:table-cell office:value-type="float" office:value="1382" calcext:value-type="float">
            <text:p>138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IEF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70" calcext:value-type="float">
            <text:p>70</text:p>
          </table:table-cell>
          <table:table-cell office:value-type="float" office:value="0.000335" calcext:value-type="float">
            <text:p>0.00033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0.090761" calcext:value-type="float">
            <text:p>0.090761</text:p>
          </table:table-cell>
          <table:table-cell office:value-type="float" office:value="1463" calcext:value-type="float">
            <text:p>14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REAK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53" calcext:value-type="float">
            <text:p>53</text:p>
          </table:table-cell>
          <table:table-cell office:value-type="float" office:value="0.000366" calcext:value-type="float">
            <text:p>0.00036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0.090778" calcext:value-type="float">
            <text:p>0.090778</text:p>
          </table:table-cell>
          <table:table-cell office:value-type="float" office:value="1422" calcext:value-type="float">
            <text:p>14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RIEF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84" calcext:value-type="float">
            <text:p>84</text:p>
          </table:table-cell>
          <table:table-cell office:value-type="float" office:value="0.00044" calcext:value-type="float">
            <text:p>0.0004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0.090961" calcext:value-type="float">
            <text:p>0.090961</text:p>
          </table:table-cell>
          <table:table-cell office:value-type="float" office:value="1438" calcext:value-type="float">
            <text:p>14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EAK</text:p>
          </table:table-cell>
          <table:table-cell office:value-type="float" office:value="0.03837" calcext:value-type="float">
            <text:p>0.0383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0.091496" calcext:value-type="float">
            <text:p>0.091496</text:p>
          </table:table-cell>
          <table:table-cell office:value-type="float" office:value="1335" calcext:value-type="float">
            <text:p>13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RIEF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61" calcext:value-type="float">
            <text:p>61</text:p>
          </table:table-cell>
          <table:table-cell office:value-type="float" office:value="0.000391" calcext:value-type="float">
            <text:p>0.00039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0.092098" calcext:value-type="float">
            <text:p>0.092098</text:p>
          </table:table-cell>
          <table:table-cell office:value-type="float" office:value="1396" calcext:value-type="float">
            <text:p>139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RIEF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58" calcext:value-type="float">
            <text:p>58</text:p>
          </table:table-cell>
          <table:table-cell office:value-type="float" office:value="0.000138" calcext:value-type="float">
            <text:p>0.000138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0.09247" calcext:value-type="float">
            <text:p>0.09247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REAK</text:p>
          </table:table-cell>
          <table:table-cell office:value-type="float" office:value="0.037522" calcext:value-type="float">
            <text:p>0.037522</text:p>
          </table:table-cell>
          <table:table-cell office:value-type="float" office:value="63" calcext:value-type="float">
            <text:p>63</text:p>
          </table:table-cell>
          <table:table-cell office:value-type="float" office:value="0.000257" calcext:value-type="float">
            <text:p>0.00025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0.092681" calcext:value-type="float">
            <text:p>0.092681</text:p>
          </table:table-cell>
          <table:table-cell office:value-type="float" office:value="1370" calcext:value-type="float">
            <text:p>137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EAK</text:p>
          </table:table-cell>
          <table:table-cell office:value-type="float" office:value="0.033763" calcext:value-type="float">
            <text:p>0.033763</text:p>
          </table:table-cell>
          <table:table-cell office:value-type="float" office:value="51" calcext:value-type="float">
            <text:p>51</text:p>
          </table:table-cell>
          <table:table-cell office:value-type="float" office:value="0.000262" calcext:value-type="float">
            <text:p>0.00026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0.092726" calcext:value-type="float">
            <text:p>0.092726</text:p>
          </table:table-cell>
          <table:table-cell office:value-type="float" office:value="1371" calcext:value-type="float">
            <text:p>137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RIEF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62" calcext:value-type="float">
            <text:p>62</text:p>
          </table:table-cell>
          <table:table-cell office:value-type="float" office:value="0.000305" calcext:value-type="float">
            <text:p>0.00030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0.093745" calcext:value-type="float">
            <text:p>0.093745</text:p>
          </table:table-cell>
          <table:table-cell office:value-type="float" office:value="1438" calcext:value-type="float">
            <text:p>14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1370" calcext:value-type="float">
            <text:p>137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RIEF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52" calcext:value-type="float">
            <text:p>52</text:p>
          </table:table-cell>
          <table:table-cell office:value-type="float" office:value="0.000145" calcext:value-type="float">
            <text:p>0.00014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0.096942" calcext:value-type="float">
            <text:p>0.096942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RIEF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65" calcext:value-type="float">
            <text:p>65</text:p>
          </table:table-cell>
          <table:table-cell office:value-type="float" office:value="0.000447" calcext:value-type="float">
            <text:p>0.000447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0.098124" calcext:value-type="float">
            <text:p>0.098124</text:p>
          </table:table-cell>
          <table:table-cell office:value-type="float" office:value="1438" calcext:value-type="float">
            <text:p>14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RIEF</text:p>
          </table:table-cell>
          <table:table-cell office:value-type="float" office:value="0.000677" calcext:value-type="float">
            <text:p>0.00067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0.098198" calcext:value-type="float">
            <text:p>0.098198</text:p>
          </table:table-cell>
          <table:table-cell office:value-type="float" office:value="1438" calcext:value-type="float">
            <text:p>14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IFT</text:p>
          </table:table-cell>
          <table:table-cell office:value-type="float" office:value="0.087647" calcext:value-type="float">
            <text:p>0.08764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0.114075" calcext:value-type="float">
            <text:p>0.114075</text:p>
          </table:table-cell>
          <table:table-cell office:value-type="float" office:value="1371" calcext:value-type="float">
            <text:p>137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REAK</text:p>
          </table:table-cell>
          <table:table-cell office:value-type="float" office:value="0.042707" calcext:value-type="float">
            <text:p>0.042707</text:p>
          </table:table-cell>
          <table:table-cell office:value-type="float" office:value="58" calcext:value-type="float">
            <text:p>58</text:p>
          </table:table-cell>
          <table:table-cell office:value-type="float" office:value="0.000344" calcext:value-type="float">
            <text:p>0.00034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0.146112" calcext:value-type="float">
            <text:p>0.146112</text:p>
          </table:table-cell>
          <table:table-cell office:value-type="float" office:value="1438" calcext:value-type="float">
            <text:p>14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image index</text:p>
          </table:table-cell>
          <table:table-cell office:value-type="string" calcext:value-type="string">
            <text:p>detector type</text:p>
          </table:table-cell>
          <table:table-cell office:value-type="string" calcext:value-type="string">
            <text:p>time elapsed for detection</text:p>
          </table:table-cell>
          <table:table-cell office:value-type="string" calcext:value-type="string">
            <text:p>total # of keypoints</text:p>
          </table:table-cell>
          <table:table-cell office:value-type="string" calcext:value-type="string">
            <text:p># keypoints on vehicle</text:p>
          </table:table-cell>
          <table:table-cell office:value-type="string" calcext:value-type="string">
            <text:p><text:s/>descriptor type</text:p>
          </table:table-cell>
          <table:table-cell office:value-type="string" calcext:value-type="string">
            <text:p>time elapsed for descriptor</text:p>
          </table:table-cell>
          <table:table-cell office:value-type="string" calcext:value-type="string">
            <text:p># of matched keypoints</text:p>
          </table:table-cell>
          <table:table-cell office:value-type="string" calcext:value-type="string">
            <text:p>time elapsed for mat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results.A1:results.AMJ1048576" table:contains-header="false">
          <table:sort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30T18:01:38.155480789</dc:date>
    <meta:editing-duration>PT27M21S</meta:editing-duration>
    <meta:editing-cycles>2</meta:editing-cycles>
    <meta:document-statistic meta:table-count="1" meta:cell-count="2164" meta:object-count="0"/>
  </office:meta>
</office:document-meta>
</file>